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content.xml" manifest:media-type="text/xml"/>
  <manifest:file-entry manifest:full-path="styles.xml" manifest:media-type="text/xml"/>
  <manifest:file-entry manifest:full-path="settings.xml" manifest:media-type="text/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VersionLis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9pt" officeooo:rsid="00fb606b" officeooo:paragraph-rsid="00fb606b" style:font-size-asian="9pt" style:font-size-complex="9pt"/>
    </style:style>
    <style:style style:name="P2" style:family="paragraph" style:parent-style-name="Text_20_body">
      <style:text-properties officeooo:rsid="00fb606b" officeooo:paragraph-rsid="00fb606b"/>
    </style:style>
    <style:style style:name="P3" style:family="paragraph" style:parent-style-name="Text_20_body">
      <style:text-properties officeooo:rsid="0014e4d2" officeooo:paragraph-rsid="0014e4d2"/>
    </style:style>
    <style:style style:name="P4" style:family="paragraph" style:parent-style-name="Text_20_body">
      <style:text-properties officeooo:paragraph-rsid="000e0175"/>
    </style:style>
    <style:style style:name="P5" style:family="paragraph" style:parent-style-name="Text_20_body">
      <style:text-properties officeooo:rsid="00681552" officeooo:paragraph-rsid="006b23a5"/>
    </style:style>
    <style:style style:name="P6" style:family="paragraph" style:parent-style-name="Text_20_body">
      <style:text-properties officeooo:rsid="00681552" officeooo:paragraph-rsid="007bc9ef"/>
    </style:style>
    <style:style style:name="P7" style:family="paragraph" style:parent-style-name="Text_20_body">
      <style:text-properties style:font-name="Ubuntu" officeooo:rsid="00681552" officeooo:paragraph-rsid="006b23a5"/>
    </style:style>
    <style:style style:name="P8" style:family="paragraph" style:parent-style-name="Text_20_body">
      <style:text-properties officeooo:rsid="008c4842" officeooo:paragraph-rsid="008c4842"/>
    </style:style>
    <style:style style:name="P9" style:family="paragraph" style:parent-style-name="Text_20_body">
      <style:text-properties officeooo:rsid="0095c124" officeooo:paragraph-rsid="0095c124"/>
    </style:style>
    <style:style style:name="P10" style:family="paragraph" style:parent-style-name="Text_20_body">
      <style:text-properties officeooo:rsid="008b40a0" officeooo:paragraph-rsid="00851272"/>
    </style:style>
    <style:style style:name="P11" style:family="paragraph" style:parent-style-name="Text_20_body">
      <style:text-properties officeooo:rsid="00a3932a" officeooo:paragraph-rsid="00a3932a"/>
    </style:style>
    <style:style style:name="P12" style:family="paragraph" style:parent-style-name="Text_20_body">
      <style:text-properties officeooo:rsid="00b7d4c4" officeooo:paragraph-rsid="00c2c6d1"/>
    </style:style>
    <style:style style:name="P13" style:family="paragraph" style:parent-style-name="Text_20_body">
      <style:text-properties officeooo:rsid="00c80735" officeooo:paragraph-rsid="00cf4992"/>
    </style:style>
    <style:style style:name="P14" style:family="paragraph" style:parent-style-name="Text_20_body">
      <style:text-properties officeooo:rsid="00d19b6a" officeooo:paragraph-rsid="00d19b6a"/>
    </style:style>
    <style:style style:name="P15" style:family="paragraph" style:parent-style-name="Text_20_body">
      <style:text-properties officeooo:rsid="00d4072a" officeooo:paragraph-rsid="00d4072a"/>
    </style:style>
    <style:style style:name="P16" style:family="paragraph" style:parent-style-name="Text_20_body">
      <style:text-properties officeooo:rsid="00be7014" officeooo:paragraph-rsid="00be7014"/>
    </style:style>
    <style:style style:name="P17" style:family="paragraph" style:parent-style-name="Text_20_body">
      <style:text-properties officeooo:rsid="00ea2d33" officeooo:paragraph-rsid="00ea2d33"/>
    </style:style>
    <style:style style:name="P18" style:family="paragraph" style:parent-style-name="Text_20_body">
      <style:text-properties officeooo:rsid="00e3b576" officeooo:paragraph-rsid="00e64a8d"/>
    </style:style>
    <style:style style:name="P19" style:family="paragraph" style:parent-style-name="Text_20_body">
      <style:text-properties officeooo:rsid="00f2dc88" officeooo:paragraph-rsid="00f2dc88"/>
    </style:style>
    <style:style style:name="P20" style:family="paragraph" style:parent-style-name="Text_20_body">
      <style:text-properties officeooo:rsid="010b6520" officeooo:paragraph-rsid="01143259"/>
    </style:style>
    <style:style style:name="P21" style:family="paragraph" style:parent-style-name="Text_20_body">
      <style:text-properties officeooo:rsid="01152530" officeooo:paragraph-rsid="01152530"/>
    </style:style>
    <style:style style:name="P22" style:family="paragraph" style:parent-style-name="Text_20_body">
      <style:text-properties officeooo:rsid="010d5e23" officeooo:paragraph-rsid="01143259"/>
    </style:style>
    <style:style style:name="P23" style:family="paragraph" style:parent-style-name="Text_20_body">
      <style:paragraph-properties fo:text-align="center" style:justify-single-word="false"/>
      <style:text-properties officeooo:rsid="003965be" officeooo:paragraph-rsid="003965be"/>
    </style:style>
    <style:style style:name="P24" style:family="paragraph" style:parent-style-name="Text_20_body">
      <style:text-properties officeooo:rsid="0132655f" officeooo:paragraph-rsid="0132655f"/>
    </style:style>
    <style:style style:name="P25" style:family="paragraph" style:parent-style-name="Text_20_body">
      <style:text-properties officeooo:rsid="01379238" officeooo:paragraph-rsid="01379238"/>
    </style:style>
    <style:style style:name="P26" style:family="paragraph" style:parent-style-name="Text_20_body">
      <style:paragraph-properties fo:text-align="center" style:justify-single-word="false"/>
      <style:text-properties officeooo:rsid="01379238" officeooo:paragraph-rsid="01379238"/>
    </style:style>
    <style:style style:name="P27" style:family="paragraph" style:parent-style-name="Text_20_body">
      <style:text-properties officeooo:rsid="01398252" officeooo:paragraph-rsid="01398252"/>
    </style:style>
    <style:style style:name="P28" style:family="paragraph" style:parent-style-name="Text_20_body">
      <style:paragraph-properties fo:text-align="center" style:justify-single-word="false"/>
      <style:text-properties officeooo:rsid="013a763f" officeooo:paragraph-rsid="013a763f"/>
    </style:style>
    <style:style style:name="P29" style:family="paragraph" style:parent-style-name="Text_20_body">
      <style:text-properties officeooo:rsid="013b1169" officeooo:paragraph-rsid="013b1169"/>
    </style:style>
    <style:style style:name="P30" style:family="paragraph" style:parent-style-name="Text_20_body">
      <style:paragraph-properties fo:text-align="start" style:justify-single-word="false"/>
      <style:text-properties officeooo:rsid="013d772a" officeooo:paragraph-rsid="0140dc0a"/>
    </style:style>
    <style:style style:name="P31" style:family="paragraph" style:parent-style-name="Text_20_body">
      <style:paragraph-properties fo:text-align="center" style:justify-single-word="false"/>
      <style:text-properties fo:font-style="normal" officeooo:rsid="013d772a" officeooo:paragraph-rsid="013d772a" style:font-style-asian="normal" style:font-style-complex="normal"/>
    </style:style>
    <style:style style:name="P32" style:family="paragraph" style:parent-style-name="Text_20_body">
      <style:paragraph-properties fo:text-align="center" style:justify-single-word="false"/>
      <style:text-properties fo:font-style="normal" officeooo:rsid="013a763f" officeooo:paragraph-rsid="013b1169" style:font-style-asian="normal" style:font-style-complex="normal"/>
    </style:style>
    <style:style style:name="P33" style:family="paragraph" style:parent-style-name="Text_20_body">
      <style:text-properties fo:font-style="normal" officeooo:rsid="016a7b23" officeooo:paragraph-rsid="016a7b23" style:font-style-asian="normal" style:font-style-complex="normal"/>
    </style:style>
    <style:style style:name="P34" style:family="paragraph" style:parent-style-name="Text_20_body">
      <style:text-properties fo:font-style="normal" officeooo:rsid="016fff36" officeooo:paragraph-rsid="016fff36" style:font-style-asian="normal" style:font-style-complex="normal"/>
    </style:style>
    <style:style style:name="P35" style:family="paragraph" style:parent-style-name="Text_20_body">
      <style:text-properties officeooo:rsid="01405de2" officeooo:paragraph-rsid="0140dc0a"/>
    </style:style>
    <style:style style:name="P36" style:family="paragraph" style:parent-style-name="Text_20_body">
      <style:paragraph-properties fo:text-align="center" style:justify-single-word="false"/>
      <style:text-properties officeooo:rsid="01405de2" officeooo:paragraph-rsid="0140dc0a"/>
    </style:style>
    <style:style style:name="P37" style:family="paragraph" style:parent-style-name="Text_20_body">
      <style:text-properties officeooo:rsid="0149e3f7" officeooo:paragraph-rsid="0149e3f7"/>
    </style:style>
    <style:style style:name="P38" style:family="paragraph" style:parent-style-name="Text_20_body">
      <style:paragraph-properties fo:text-align="center" style:justify-single-word="false"/>
      <style:text-properties officeooo:rsid="0149e3f7" officeooo:paragraph-rsid="0149e3f7"/>
    </style:style>
    <style:style style:name="P39" style:family="paragraph" style:parent-style-name="Text_20_body">
      <style:text-properties officeooo:rsid="01519756" officeooo:paragraph-rsid="01519756"/>
    </style:style>
    <style:style style:name="P40" style:family="paragraph" style:parent-style-name="Text_20_body">
      <style:text-properties officeooo:rsid="0151d9d1" officeooo:paragraph-rsid="0151d9d1"/>
    </style:style>
    <style:style style:name="P41" style:family="paragraph" style:parent-style-name="Text_20_body">
      <style:text-properties officeooo:rsid="01590ed3" officeooo:paragraph-rsid="01590ed3"/>
    </style:style>
    <style:style style:name="P42" style:family="paragraph" style:parent-style-name="Text_20_body">
      <style:text-properties officeooo:rsid="01593b07" officeooo:paragraph-rsid="01593b07"/>
    </style:style>
    <style:style style:name="P43" style:family="paragraph" style:parent-style-name="Text_20_body">
      <style:text-properties officeooo:rsid="0168124f" officeooo:paragraph-rsid="0168124f"/>
    </style:style>
    <style:style style:name="P44" style:family="paragraph" style:parent-style-name="Text_20_body">
      <style:text-properties officeooo:rsid="0168d676" officeooo:paragraph-rsid="0168d676"/>
    </style:style>
    <style:style style:name="P45" style:family="paragraph" style:parent-style-name="Text_20_body">
      <style:text-properties officeooo:rsid="0168eeaa" officeooo:paragraph-rsid="0168eeaa"/>
    </style:style>
    <style:style style:name="P46" style:family="paragraph" style:parent-style-name="Text_20_body">
      <style:text-properties officeooo:rsid="016a5050" officeooo:paragraph-rsid="016a5050"/>
    </style:style>
    <style:style style:name="P47" style:family="paragraph" style:parent-style-name="Text_20_body">
      <style:text-properties officeooo:rsid="016bf57c" officeooo:paragraph-rsid="0173fe5b"/>
    </style:style>
    <style:style style:name="P48" style:family="paragraph" style:parent-style-name="Text_20_body">
      <style:text-properties officeooo:rsid="016fff36" officeooo:paragraph-rsid="016fff36"/>
    </style:style>
    <style:style style:name="P49" style:family="paragraph" style:parent-style-name="Text_20_body">
      <style:text-properties officeooo:rsid="0170aa82" officeooo:paragraph-rsid="017162d3"/>
    </style:style>
    <style:style style:name="P50" style:family="paragraph" style:parent-style-name="Text_20_body">
      <style:text-properties officeooo:rsid="017237da" officeooo:paragraph-rsid="017237da"/>
    </style:style>
    <style:style style:name="P51" style:family="paragraph" style:parent-style-name="Text_20_body">
      <style:text-properties officeooo:rsid="017237da" officeooo:paragraph-rsid="0173fe5b"/>
    </style:style>
    <style:style style:name="P52" style:family="paragraph" style:parent-style-name="Text_20_body">
      <style:text-properties officeooo:rsid="0173fe5b" officeooo:paragraph-rsid="0173fe5b"/>
    </style:style>
    <style:style style:name="P53" style:family="paragraph" style:parent-style-name="Text_20_body">
      <style:text-properties officeooo:rsid="01781051" officeooo:paragraph-rsid="017a3533"/>
    </style:style>
    <style:style style:name="P54" style:family="paragraph" style:parent-style-name="Text_20_body">
      <style:text-properties officeooo:rsid="017a3533" officeooo:paragraph-rsid="017a3533"/>
    </style:style>
    <style:style style:name="P55" style:family="paragraph" style:parent-style-name="Text_20_body">
      <style:text-properties officeooo:rsid="018a9f88" officeooo:paragraph-rsid="018a9f88"/>
    </style:style>
    <style:style style:name="P56" style:family="paragraph" style:parent-style-name="Footer">
      <style:paragraph-properties fo:text-align="end" style:justify-single-word="false"/>
      <style:text-properties fo:color="#000000"/>
    </style:style>
    <style:style style:name="P57" style:family="paragraph" style:parent-style-name="Text_20_body">
      <style:paragraph-properties fo:break-before="page"/>
      <style:text-properties officeooo:rsid="0014e4d2" officeooo:paragraph-rsid="0014e4d2"/>
    </style:style>
    <style:style style:name="P58" style:family="paragraph" style:parent-style-name="Title">
      <style:paragraph-properties fo:break-before="page"/>
      <style:text-properties style:font-name="Ubuntu" officeooo:rsid="000e0175" officeooo:paragraph-rsid="0014e4d2"/>
    </style:style>
    <style:style style:name="P59" style:family="paragraph" style:parent-style-name="Subtitle">
      <style:text-properties officeooo:paragraph-rsid="0014e4d2"/>
    </style:style>
    <style:style style:name="P60" style:family="paragraph" style:parent-style-name="Standard">
      <style:paragraph-properties fo:text-align="center" style:justify-single-word="false"/>
      <style:text-properties officeooo:paragraph-rsid="003a0682"/>
    </style:style>
    <style:style style:name="P61" style:family="paragraph" style:parent-style-name="Contents_20_1">
      <style:paragraph-properties>
        <style:tab-stops>
          <style:tab-stop style:position="5in" style:type="right" style:leader-style="dotted" style:leader-text="."/>
        </style:tab-stops>
      </style:paragraph-properties>
    </style:style>
    <style:style style:name="P62" style:family="paragraph" style:parent-style-name="Contents_20_2">
      <style:paragraph-properties>
        <style:tab-stops>
          <style:tab-stop style:position="4.8035in" style:type="right" style:leader-style="dotted" style:leader-text="."/>
        </style:tab-stops>
      </style:paragraph-properties>
    </style:style>
    <style:style style:name="P63" style:family="paragraph" style:parent-style-name="Quotations">
      <style:text-properties fo:font-style="italic" style:font-style-asian="italic" style:font-style-complex="italic"/>
    </style:style>
    <style:style style:name="P64" style:family="paragraph" style:parent-style-name="Text_20_body">
      <style:text-properties officeooo:rsid="0173fe5b" officeooo:paragraph-rsid="0173fe5b"/>
    </style:style>
    <style:style style:name="P65" style:family="paragraph" style:parent-style-name="Text_20_body">
      <style:text-properties officeooo:rsid="01908339" officeooo:paragraph-rsid="01908339"/>
    </style:style>
    <style:style style:name="P66" style:family="paragraph" style:parent-style-name="Text_20_body">
      <style:text-properties officeooo:paragraph-rsid="00cf4992"/>
    </style:style>
    <style:style style:name="P67" style:family="paragraph" style:parent-style-name="Heading_20_2">
      <style:text-properties officeooo:paragraph-rsid="00398ef6"/>
    </style:style>
    <style:style style:name="P68" style:family="paragraph" style:parent-style-name="Heading_20_2">
      <style:text-properties officeooo:rsid="00af05db" officeooo:paragraph-rsid="00af05db"/>
    </style:style>
    <style:style style:name="P69" style:family="paragraph" style:parent-style-name="Heading_20_2">
      <style:text-properties officeooo:rsid="00f24e36" officeooo:paragraph-rsid="00f73340"/>
    </style:style>
    <style:style style:name="P70" style:family="paragraph" style:parent-style-name="Heading_20_2">
      <style:text-properties officeooo:rsid="00b0af18" officeooo:paragraph-rsid="00f73340"/>
    </style:style>
    <style:style style:name="P71" style:family="paragraph" style:parent-style-name="Heading_20_2">
      <style:text-properties officeooo:rsid="00b66f33" officeooo:paragraph-rsid="00b66f33"/>
    </style:style>
    <style:style style:name="P72" style:family="paragraph" style:parent-style-name="Heading_20_2">
      <style:text-properties officeooo:rsid="001df985" officeooo:paragraph-rsid="00398ef6"/>
    </style:style>
    <style:style style:name="P73" style:family="paragraph" style:parent-style-name="Heading_20_2">
      <style:text-properties officeooo:rsid="001df985" officeooo:paragraph-rsid="01664c95"/>
    </style:style>
    <style:style style:name="P74" style:family="paragraph" style:parent-style-name="Heading_20_2" style:list-style-name="">
      <style:text-properties officeooo:paragraph-rsid="00398ef6"/>
    </style:style>
    <style:style style:name="P75" style:family="paragraph" style:parent-style-name="Heading_20_2">
      <style:text-properties officeooo:paragraph-rsid="01664c95"/>
    </style:style>
    <style:style style:name="P76" style:family="paragraph" style:parent-style-name="Heading_20_2">
      <style:text-properties officeooo:rsid="00145ea3" officeooo:paragraph-rsid="00398ef6"/>
    </style:style>
    <style:style style:name="P77" style:family="paragraph" style:parent-style-name="Heading_20_2">
      <style:text-properties officeooo:rsid="0014e4d2" officeooo:paragraph-rsid="00398ef6"/>
    </style:style>
    <style:style style:name="P78" style:family="paragraph" style:parent-style-name="Heading_20_2">
      <style:text-properties officeooo:rsid="00362faa" officeooo:paragraph-rsid="00398ef6"/>
    </style:style>
    <style:style style:name="P79" style:family="paragraph" style:parent-style-name="Heading_20_2">
      <style:text-properties officeooo:rsid="00344992" officeooo:paragraph-rsid="00398ef6"/>
    </style:style>
    <style:style style:name="P80" style:family="paragraph" style:parent-style-name="Heading_20_2">
      <style:text-properties officeooo:paragraph-rsid="0055fada"/>
    </style:style>
    <style:style style:name="P81" style:family="paragraph" style:parent-style-name="Heading_20_2">
      <style:text-properties officeooo:paragraph-rsid="0056673e"/>
    </style:style>
    <style:style style:name="P82" style:family="paragraph" style:parent-style-name="Heading_20_2">
      <style:text-properties officeooo:paragraph-rsid="012bea7f"/>
    </style:style>
    <style:style style:name="P83" style:family="paragraph" style:parent-style-name="Heading_20_2">
      <style:text-properties officeooo:rsid="012bea7f" officeooo:paragraph-rsid="012bea7f"/>
    </style:style>
    <style:style style:name="P84" style:family="paragraph" style:parent-style-name="Heading_20_2">
      <style:text-properties officeooo:rsid="0164753e" officeooo:paragraph-rsid="0164753e"/>
    </style:style>
    <style:style style:name="P85" style:family="paragraph" style:parent-style-name="Heading_20_2">
      <style:paragraph-properties fo:break-before="page"/>
      <style:text-properties officeooo:paragraph-rsid="00398ef6"/>
    </style:style>
    <style:style style:name="P86" style:family="paragraph" style:parent-style-name="Heading_20_3">
      <style:text-properties officeooo:paragraph-rsid="0056673e"/>
    </style:style>
    <style:style style:name="P87" style:family="paragraph" style:parent-style-name="Heading_20_1" style:list-style-name="">
      <style:text-properties officeooo:rsid="00162cb2" officeooo:paragraph-rsid="00162cb2"/>
    </style:style>
    <style:style style:name="P88" style:family="paragraph" style:parent-style-name="Heading_20_1">
      <style:text-properties officeooo:rsid="00ad686d" officeooo:paragraph-rsid="00ad686d"/>
    </style:style>
    <style:style style:name="P89" style:family="paragraph" style:parent-style-name="Heading_20_1">
      <style:text-properties officeooo:paragraph-rsid="00398ef6"/>
    </style:style>
    <style:style style:name="P90" style:family="paragraph" style:parent-style-name="Heading_20_1">
      <style:text-properties officeooo:rsid="002820c0" officeooo:paragraph-rsid="00398ef6"/>
    </style:style>
    <style:style style:name="P91" style:family="paragraph" style:parent-style-name="Heading_20_1">
      <style:text-properties officeooo:rsid="0032969f" officeooo:paragraph-rsid="00398ef6"/>
    </style:style>
    <style:style style:name="P92" style:family="paragraph" style:parent-style-name="Heading_20_1">
      <style:text-properties officeooo:paragraph-rsid="0056673e"/>
    </style:style>
    <style:style style:name="P93" style:family="paragraph" style:parent-style-name="Heading_20_1">
      <style:paragraph-properties fo:break-before="page"/>
      <style:text-properties officeooo:rsid="00162cb2" officeooo:paragraph-rsid="00162cb2"/>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5" style:family="paragraph">
      <loext:graphic-properties draw:fill-color="#000000"/>
      <style:paragraph-properties fo:text-align="center"/>
    </style:style>
    <style:style style:name="T1" style:family="text">
      <style:text-properties officeooo:rsid="001058fc"/>
    </style:style>
    <style:style style:name="T2" style:family="text">
      <style:text-properties officeooo:rsid="0010e299"/>
    </style:style>
    <style:style style:name="T3" style:family="text">
      <style:text-properties officeooo:rsid="0014e4d2"/>
    </style:style>
    <style:style style:name="T4" style:family="text">
      <style:text-properties officeooo:rsid="00366c41"/>
    </style:style>
    <style:style style:name="T5" style:family="text">
      <style:text-properties officeooo:rsid="004f49cb"/>
    </style:style>
    <style:style style:name="T6" style:family="text">
      <style:text-properties officeooo:rsid="0059b3f8"/>
    </style:style>
    <style:style style:name="T7" style:family="text">
      <style:text-properties officeooo:rsid="005d0b31"/>
    </style:style>
    <style:style style:name="T8" style:family="text">
      <style:text-properties officeooo:rsid="0069c034"/>
    </style:style>
    <style:style style:name="T9" style:family="text">
      <style:text-properties officeooo:rsid="006c5305"/>
    </style:style>
    <style:style style:name="T10" style:family="text">
      <style:text-properties officeooo:rsid="00756a5c"/>
    </style:style>
    <style:style style:name="T11" style:family="text">
      <style:text-properties officeooo:rsid="007c8f1f"/>
    </style:style>
    <style:style style:name="T12" style:family="text">
      <style:text-properties officeooo:rsid="008b3a90"/>
    </style:style>
    <style:style style:name="T13" style:family="text">
      <style:text-properties officeooo:rsid="008f935f"/>
    </style:style>
    <style:style style:name="T14" style:family="text">
      <style:text-properties officeooo:rsid="00918715"/>
    </style:style>
    <style:style style:name="T15" style:family="text">
      <style:text-properties officeooo:rsid="0095c439"/>
    </style:style>
    <style:style style:name="T16" style:family="text">
      <style:text-properties officeooo:rsid="009778a2"/>
    </style:style>
    <style:style style:name="T17" style:family="text">
      <style:text-properties officeooo:rsid="0097979b"/>
    </style:style>
    <style:style style:name="T18" style:family="text">
      <style:text-properties officeooo:rsid="00a60dda"/>
    </style:style>
    <style:style style:name="T19" style:family="text">
      <style:text-properties officeooo:rsid="00bc944f"/>
    </style:style>
    <style:style style:name="T20" style:family="text">
      <style:text-properties officeooo:rsid="00c81494"/>
    </style:style>
    <style:style style:name="T21" style:family="text">
      <style:text-properties officeooo:rsid="00c88e79"/>
    </style:style>
    <style:style style:name="T22" style:family="text">
      <style:text-properties officeooo:rsid="00d2e4a6"/>
    </style:style>
    <style:style style:name="T23" style:family="text">
      <style:text-properties officeooo:rsid="00d44d25"/>
    </style:style>
    <style:style style:name="T24" style:family="text">
      <style:text-properties officeooo:rsid="00e3b576"/>
    </style:style>
    <style:style style:name="T25" style:family="text">
      <style:text-properties officeooo:rsid="00ead549"/>
    </style:style>
    <style:style style:name="T26" style:family="text">
      <style:text-properties officeooo:rsid="00f24e36"/>
    </style:style>
    <style:style style:name="T27" style:family="text">
      <style:text-properties officeooo:rsid="00f6621e"/>
    </style:style>
    <style:style style:name="T28" style:family="text">
      <style:text-properties officeooo:rsid="00f73340"/>
    </style:style>
    <style:style style:name="T29" style:family="text">
      <style:text-properties officeooo:rsid="01090055"/>
    </style:style>
    <style:style style:name="T30" style:family="text">
      <style:text-properties officeooo:rsid="010d5e23"/>
    </style:style>
    <style:style style:name="T31" style:family="text">
      <style:text-properties officeooo:rsid="01154cb8"/>
    </style:style>
    <style:style style:name="T32" style:family="text">
      <style:text-properties officeooo:rsid="0121431b"/>
    </style:style>
    <style:style style:name="T33" style:family="text">
      <style:text-properties officeooo:rsid="01232c6f"/>
    </style:style>
    <style:style style:name="T34" style:family="text">
      <style:text-properties officeooo:rsid="012384fb"/>
    </style:style>
    <style:style style:name="T35" style:family="text">
      <style:text-properties officeooo:rsid="013a763f"/>
    </style:style>
    <style:style style:name="T36" style:family="text">
      <style:text-properties fo:font-style="italic" style:font-style-asian="italic" style:font-style-complex="italic"/>
    </style:style>
    <style:style style:name="T37" style:family="text">
      <style:text-properties fo:font-style="italic" officeooo:rsid="013a763f" style:font-style-asian="italic" style:font-style-complex="italic"/>
    </style:style>
    <style:style style:name="T38" style:family="text">
      <style:text-properties fo:font-style="italic" officeooo:rsid="016a7b23" style:font-style-asian="italic" style:font-style-complex="italic"/>
    </style:style>
    <style:style style:name="T39" style:family="text">
      <style:text-properties fo:font-style="italic" officeooo:rsid="017162d3" style:font-style-asian="italic" style:font-style-complex="italic"/>
    </style:style>
    <style:style style:name="T40" style:family="text">
      <style:text-properties fo:font-style="italic" officeooo:rsid="01743a0b"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13a763f" style:font-style-asian="normal" style:font-style-complex="normal"/>
    </style:style>
    <style:style style:name="T43" style:family="text">
      <style:text-properties fo:font-style="normal" officeooo:rsid="0140dc0a" style:font-style-asian="normal" style:font-style-complex="normal"/>
    </style:style>
    <style:style style:name="T44" style:family="text">
      <style:text-properties fo:font-style="normal" officeooo:rsid="016a5050" style:font-style-asian="normal" style:font-style-complex="normal"/>
    </style:style>
    <style:style style:name="T45" style:family="text">
      <style:text-properties fo:font-style="normal" officeooo:rsid="016d68d6" style:font-style-asian="normal" style:font-style-complex="normal"/>
    </style:style>
    <style:style style:name="T46" style:family="text">
      <style:text-properties fo:font-style="normal" officeooo:rsid="016da132" style:font-style-asian="normal" style:font-style-complex="normal"/>
    </style:style>
    <style:style style:name="T47" style:family="text">
      <style:text-properties officeooo:rsid="01467e5a"/>
    </style:style>
    <style:style style:name="T48" style:family="text">
      <style:text-properties officeooo:rsid="01483b01"/>
    </style:style>
    <style:style style:name="T49" style:family="text">
      <style:text-properties officeooo:rsid="01519756"/>
    </style:style>
    <style:style style:name="T50" style:family="text">
      <style:text-properties style:font-name="Liberation Serif1" officeooo:rsid="01519756"/>
    </style:style>
    <style:style style:name="T51" style:family="text">
      <style:text-properties officeooo:rsid="015266e8"/>
    </style:style>
    <style:style style:name="T52" style:family="text">
      <style:text-properties officeooo:rsid="015d0b4f"/>
    </style:style>
    <style:style style:name="T53" style:family="text">
      <style:text-properties officeooo:rsid="015f7d0c"/>
    </style:style>
    <style:style style:name="T54" style:family="text">
      <style:text-properties officeooo:rsid="016c20f8"/>
    </style:style>
    <style:style style:name="T55" style:family="text">
      <style:text-properties officeooo:rsid="017162d3"/>
    </style:style>
    <style:style style:name="T56" style:family="text">
      <style:text-properties officeooo:rsid="0173fe5b"/>
    </style:style>
    <style:style style:name="T57" style:family="text">
      <style:text-properties officeooo:rsid="017a3533"/>
    </style:style>
    <style:style style:name="T58" style:family="text">
      <style:text-properties officeooo:rsid="017df989"/>
    </style:style>
    <style:style style:name="T59" style:family="text">
      <style:text-properties officeooo:rsid="017f3ac9"/>
    </style:style>
    <style:style style:name="T60" style:family="text">
      <style:text-properties officeooo:rsid="0186e6c9"/>
    </style:style>
    <style:style style:name="T61" style:family="text">
      <style:text-properties officeooo:rsid="018bbdb9"/>
    </style:style>
    <style:style style:name="T62" style:family="text">
      <style:text-properties officeooo:rsid="019250e3"/>
    </style:style>
    <style:style style:name="T63" style:family="text">
      <style:text-properties officeooo:rsid="0193f493"/>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marker-start="Arrowheads_20_3" draw:marker-end="Arrowheads_20_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3">
      <number:hours number:style="long"/>
      <number:text>:</number:text>
      <number:minutes number:style="long"/>
      <number:text>:</number:text>
      <number:seconds number:style="long"/>
      <number:text> </number:text>
      <number:am-pm/>
    </number:tim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userfield1"/>
      </text:user-field-decls>
      <text:p text:style-name="P58">Language of the <text:span text:style-name="T33">U</text:span>niverse</text:p>
      <text:p text:style-name="P59">Math <text:span text:style-name="T34">F</text:span>undamental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Alex Georgiev</text:p>
      <text:p text:style-name="P57">copyright</text:p>
      <text:p text:style-name="P3">issue details</text:p>
      <text:p text:style-name="P24">built: <text:date style:data-style-name="N76" text:date-value="2019-02-02T20:43:23.731472510" text:fixed="true">February 2, 2019</text:date> <text:time style:data-style-name="N43" text:time-value="2019-02-02T20:43:33.616357790" text:fixed="true">08:43:34 PM</text:ti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1"><text:a xlink:type="simple" xlink:href="#__RefHeading___Toc471_2114334055" text:style-name="Index_20_Link" text:visited-style-name="Index_20_Link">Preface<text:tab/>5</text:a></text:p>
          <text:p text:style-name="P62"><text:a xlink:type="simple" xlink:href="#__RefHeading___Toc6302_2114334055" text:style-name="Index_20_Link" text:visited-style-name="Index_20_Link">About the book<text:tab/>5</text:a></text:p>
          <text:p text:style-name="P62"><text:a xlink:type="simple" xlink:href="#__RefHeading___Toc569_2114334055" text:style-name="Index_20_Link" text:visited-style-name="Index_20_Link">About the reader<text:tab/>6</text:a></text:p>
          <text:p text:style-name="P62"><text:a xlink:type="simple" xlink:href="#__RefHeading___Toc571_2114334055" text:style-name="Index_20_Link" text:visited-style-name="Index_20_Link">About the author<text:tab/>6</text:a></text:p>
          <text:p text:style-name="P61"><text:a xlink:type="simple" xlink:href="#__RefHeading___Toc15002_2114334055" text:style-name="Index_20_Link" text:visited-style-name="Index_20_Link">Learning and reading<text:tab/>7</text:a></text:p>
          <text:p text:style-name="P62"><text:a xlink:type="simple" xlink:href="#__RefHeading___Toc1948_716065465" text:style-name="Index_20_Link" text:visited-style-name="Index_20_Link">Read enough – critical volume<text:tab/>7</text:a></text:p>
          <text:p text:style-name="P62"><text:a xlink:type="simple" xlink:href="#__RefHeading___Toc1950_716065465" text:style-name="Index_20_Link" text:visited-style-name="Index_20_Link">Read often – habit<text:tab/>8</text:a></text:p>
          <text:p text:style-name="P62"><text:a xlink:type="simple" xlink:href="#__RefHeading___Toc1952_716065465" text:style-name="Index_20_Link" text:visited-style-name="Index_20_Link">Take notes – mind associations<text:tab/>8</text:a></text:p>
          <text:p text:style-name="P62"><text:a xlink:type="simple" xlink:href="#__RefHeading___Toc1954_716065465" text:style-name="Index_20_Link" text:visited-style-name="Index_20_Link">Re-read material – consolidate<text:tab/>9</text:a></text:p>
          <text:p text:style-name="P61"><text:a xlink:type="simple" xlink:href="#__RefHeading___Toc573_2114334055" text:style-name="Index_20_Link" text:visited-style-name="Index_20_Link">Introduction<text:tab/>9</text:a></text:p>
          <text:p text:style-name="P61"><text:a xlink:type="simple" xlink:href="#__RefHeading___Toc475_2114334055" text:style-name="Index_20_Link" text:visited-style-name="Index_20_Link">Basic Algebra<text:tab/>9</text:a></text:p>
          <text:p text:style-name="P62"><text:a xlink:type="simple" xlink:href="#__RefHeading___Toc477_2114334055" text:style-name="Index_20_Link" text:visited-style-name="Index_20_Link">Numbers<text:tab/>9</text:a></text:p>
          <text:p text:style-name="P62"><text:a xlink:type="simple" xlink:href="#__RefHeading___Toc677_2114334055" text:style-name="Index_20_Link" text:visited-style-name="Index_20_Link">Variables<text:tab/>12</text:a></text:p>
          <text:p text:style-name="P62"><text:a xlink:type="simple" xlink:href="#__RefHeading___Toc617_2114334055" text:style-name="Index_20_Link" text:visited-style-name="Index_20_Link">Equations<text:tab/>12</text:a></text:p>
          <text:p text:style-name="P62"><text:a xlink:type="simple" xlink:href="#__RefHeading___Toc621_2114334055" text:style-name="Index_20_Link" text:visited-style-name="Index_20_Link">Fractions<text:tab/>12</text:a></text:p>
          <text:p text:style-name="P62"><text:a xlink:type="simple" xlink:href="#__RefHeading___Toc117_2114334055" text:style-name="Index_20_Link" text:visited-style-name="Index_20_Link">Algebraic rules<text:tab/>12</text:a></text:p>
          <text:p text:style-name="P62"><text:a xlink:type="simple" xlink:href="#__RefHeading___Toc115_2114334055" text:style-name="Index_20_Link" text:visited-style-name="Index_20_Link">Functions<text:tab/>12</text:a></text:p>
          <text:p text:style-name="P62"><text:a xlink:type="simple" xlink:href="#__RefHeading___Toc121_2114334055" text:style-name="Index_20_Link" text:visited-style-name="Index_20_Link">The Cartesian plane<text:tab/>12</text:a></text:p>
          <text:p text:style-name="P62"><text:a xlink:type="simple" xlink:href="#__RefHeading___Toc119_2114334055" text:style-name="Index_20_Link" text:visited-style-name="Index_20_Link">Quadratic equations<text:tab/>12</text:a></text:p>
          <text:p text:style-name="P62"><text:a xlink:type="simple" xlink:href="#__RefHeading___Toc623_2114334055" text:style-name="Index_20_Link" text:visited-style-name="Index_20_Link">Exponents<text:tab/>12</text:a></text:p>
          <text:p text:style-name="P62"><text:a xlink:type="simple" xlink:href="#__RefHeading___Toc625_2114334055" text:style-name="Index_20_Link" text:visited-style-name="Index_20_Link">Logarithms<text:tab/>12</text:a></text:p>
          <text:p text:style-name="P62"><text:a xlink:type="simple" xlink:href="#__RefHeading___Toc125_2114334055" text:style-name="Index_20_Link" text:visited-style-name="Index_20_Link">Polynomials<text:tab/>12</text:a></text:p>
          <text:p text:style-name="P62"><text:a xlink:type="simple" xlink:href="#__RefHeading___Toc127_2114334055" text:style-name="Index_20_Link" text:visited-style-name="Index_20_Link">Trigonometry<text:tab/>12</text:a></text:p>
          <text:p text:style-name="P62"><text:a xlink:type="simple" xlink:href="#__RefHeading___Toc679_2114334055" text:style-name="Index_20_Link" text:visited-style-name="Index_20_Link">Complex numbers<text:tab/>12</text:a></text:p>
          <text:p text:style-name="P61"><text:a xlink:type="simple" xlink:href="#__RefHeading___Toc129_2114334055" text:style-name="Index_20_Link" text:visited-style-name="Index_20_Link">Basic Geometry<text:tab/>12</text:a></text:p>
          <text:p text:style-name="P62"><text:a xlink:type="simple" xlink:href="#__RefHeading___Toc457_2114334055" text:style-name="Index_20_Link" text:visited-style-name="Index_20_Link">Triangle<text:tab/>12</text:a></text:p>
          <text:p text:style-name="P62"><text:a xlink:type="simple" xlink:href="#__RefHeading___Toc459_2114334055" text:style-name="Index_20_Link" text:visited-style-name="Index_20_Link">Square<text:tab/>13</text:a></text:p>
          <text:p text:style-name="P62"><text:a xlink:type="simple" xlink:href="#__RefHeading___Toc461_2114334055" text:style-name="Index_20_Link" text:visited-style-name="Index_20_Link">Cube<text:tab/>13</text:a></text:p>
          <text:p text:style-name="P62"><text:a xlink:type="simple" xlink:href="#__RefHeading___Toc463_2114334055" text:style-name="Index_20_Link" text:visited-style-name="Index_20_Link">Circle<text:tab/>13</text:a></text:p>
          <text:p text:style-name="P62"><text:a xlink:type="simple" xlink:href="#__RefHeading___Toc627_2114334055" text:style-name="Index_20_Link" text:visited-style-name="Index_20_Link">Ellipse<text:tab/>13</text:a></text:p>
          <text:p text:style-name="P62"><text:a xlink:type="simple" xlink:href="#__RefHeading___Toc629_2114334055" text:style-name="Index_20_Link" text:visited-style-name="Index_20_Link">Hyperbola<text:tab/>13</text:a></text:p>
          <text:p text:style-name="P62"><text:a xlink:type="simple" xlink:href="#__RefHeading___Toc465_2114334055" text:style-name="Index_20_Link" text:visited-style-name="Index_20_Link">Sphere<text:tab/>13</text:a></text:p>
          <text:p text:style-name="P62"><text:a xlink:type="simple" xlink:href="#__RefHeading___Toc467_2114334055" text:style-name="Index_20_Link" text:visited-style-name="Index_20_Link">Cone<text:tab/>13</text:a></text:p>
          <text:p text:style-name="P62"><text:a xlink:type="simple" xlink:href="#__RefHeading___Toc469_2114334055" text:style-name="Index_20_Link" text:visited-style-name="Index_20_Link">Pyramid<text:tab/>13</text:a></text:p>
          <text:p text:style-name="P61"><text:a xlink:type="simple" xlink:href="#__RefHeading___Toc681_2114334055" text:style-name="Index_20_Link" text:visited-style-name="Index_20_Link">Linear Algebra<text:tab/>13</text:a></text:p>
          <text:p text:style-name="P62"><text:soft-page-break/><text:a xlink:type="simple" xlink:href="#__RefHeading___Toc683_2114334055" text:style-name="Index_20_Link" text:visited-style-name="Index_20_Link">Linearity<text:tab/>13</text:a></text:p>
          <text:p text:style-name="P62"><text:a xlink:type="simple" xlink:href="#__RefHeading___Toc685_2114334055" text:style-name="Index_20_Link" text:visited-style-name="Index_20_Link">Vectors<text:tab/>13</text:a></text:p>
          <text:p text:style-name="P62"><text:a xlink:type="simple" xlink:href="#__RefHeading___Toc687_2114334055" text:style-name="Index_20_Link" text:visited-style-name="Index_20_Link">Matrices<text:tab/>13</text:a></text:p>
          <text:p text:style-name="P62"><text:a xlink:type="simple" xlink:href="#__RefHeading___Toc2001_2114334055" text:style-name="Index_20_Link" text:visited-style-name="Index_20_Link">Matrix Inverse<text:tab/>13</text:a></text:p>
          <text:p text:style-name="P62"><text:a xlink:type="simple" xlink:href="#__RefHeading___Toc1977_2114334055" text:style-name="Index_20_Link" text:visited-style-name="Index_20_Link">Vector / matrix operations<text:tab/>13</text:a></text:p>
          <text:p text:style-name="P62"><text:a xlink:type="simple" xlink:href="#__RefHeading___Toc1979_2114334055" text:style-name="Index_20_Link" text:visited-style-name="Index_20_Link">Transformations<text:tab/>13</text:a></text:p>
          <text:p text:style-name="P62"><text:a xlink:type="simple" xlink:href="#__RefHeading___Toc1983_2114334055" text:style-name="Index_20_Link" text:visited-style-name="Index_20_Link">Determinant<text:tab/>14</text:a></text:p>
          <text:p text:style-name="P62"><text:a xlink:type="simple" xlink:href="#__RefHeading___Toc1985_2114334055" text:style-name="Index_20_Link" text:visited-style-name="Index_20_Link">Reduced row echelon<text:tab/>14</text:a></text:p>
          <text:p text:style-name="P62"><text:a xlink:type="simple" xlink:href="#__RefHeading___Toc1987_2114334055" text:style-name="Index_20_Link" text:visited-style-name="Index_20_Link">Eigenvalues and eigenvectors<text:tab/>14</text:a></text:p>
          <text:p text:style-name="P61"><text:a xlink:type="simple" xlink:href="#__RefHeading___Toc689_2114334055" text:style-name="Index_20_Link" text:visited-style-name="Index_20_Link">Calculus<text:tab/>14</text:a></text:p>
          <text:p text:style-name="P62"><text:a xlink:type="simple" xlink:href="#__RefHeading___Toc691_2114334055" text:style-name="Index_20_Link" text:visited-style-name="Index_20_Link">Overview<text:tab/>14</text:a></text:p>
          <text:p text:style-name="P62"><text:a xlink:type="simple" xlink:href="#__RefHeading___Toc693_2114334055" text:style-name="Index_20_Link" text:visited-style-name="Index_20_Link">Limits<text:tab/>14</text:a></text:p>
          <text:p text:style-name="P62"><text:a xlink:type="simple" xlink:href="#__RefHeading___Toc695_2114334055" text:style-name="Index_20_Link" text:visited-style-name="Index_20_Link">Derivatives<text:tab/>14</text:a></text:p>
          <text:p text:style-name="P62"><text:a xlink:type="simple" xlink:href="#__RefHeading___Toc697_2114334055" text:style-name="Index_20_Link" text:visited-style-name="Index_20_Link">Integrals<text:tab/>14</text:a></text:p>
          <text:p text:style-name="P61"><text:a xlink:type="simple" xlink:href="#__RefHeading___Toc1989_2114334055" text:style-name="Index_20_Link" text:visited-style-name="Index_20_Link">Popular Math Topics<text:tab/>14</text:a></text:p>
          <text:p text:style-name="P62"><text:a xlink:type="simple" xlink:href="#__RefHeading___Toc1991_2114334055" text:style-name="Index_20_Link" text:visited-style-name="Index_20_Link">Probability theory<text:tab/>14</text:a></text:p>
          <text:p text:style-name="P62"><text:a xlink:type="simple" xlink:href="#__RefHeading___Toc1993_2114334055" text:style-name="Index_20_Link" text:visited-style-name="Index_20_Link">Number Theory<text:tab/>14</text:a></text:p>
          <text:p text:style-name="P62"><text:a xlink:type="simple" xlink:href="#__RefHeading___Toc6305_2114334055" text:style-name="Index_20_Link" text:visited-style-name="Index_20_Link">Graph Theory<text:tab/>14</text:a></text:p>
          <text:p text:style-name="P62"><text:a xlink:type="simple" xlink:href="#__RefHeading___Toc6307_2114334055" text:style-name="Index_20_Link" text:visited-style-name="Index_20_Link">Combinatorics<text:tab/>14</text:a></text:p>
          <text:p text:style-name="P62"><text:a xlink:type="simple" xlink:href="#__RefHeading___Toc13523_2114334055" text:style-name="Index_20_Link" text:visited-style-name="Index_20_Link">Constants and Algorithms<text:tab/>14</text:a></text:p>
          <text:p text:style-name="P61"><text:a xlink:type="simple" xlink:href="#__RefHeading___Toc13525_2114334055" text:style-name="Index_20_Link" text:visited-style-name="Index_20_Link">Useful Everyday Math<text:tab/>15</text:a></text:p>
          <text:p text:style-name="P62"><text:a xlink:type="simple" xlink:href="#__RefHeading___Toc13527_2114334055" text:style-name="Index_20_Link" text:visited-style-name="Index_20_Link">Loans and Investments<text:tab/>16</text:a></text:p>
          <text:p text:style-name="P62"><text:a xlink:type="simple" xlink:href="#__RefHeading___Toc13529_2114334055" text:style-name="Index_20_Link" text:visited-style-name="Index_20_Link">Car Fuel Efficiency<text:tab/>16</text:a></text:p>
          <text:p text:style-name="P62"><text:a xlink:type="simple" xlink:href="#__RefHeading___Toc13531_2114334055" text:style-name="Index_20_Link" text:visited-style-name="Index_20_Link">Triangulation<text:tab/>16</text:a></text:p>
          <text:p text:style-name="P62"><text:a xlink:type="simple" xlink:href="#__RefHeading___Toc896_3723523419" text:style-name="Index_20_Link" text:visited-style-name="Index_20_Link">Linear Predictions<text:tab/>16</text:a></text:p>
          <text:p text:style-name="P62"><text:a xlink:type="simple" xlink:href="#__RefHeading___Toc898_3723523419" text:style-name="Index_20_Link" text:visited-style-name="Index_20_Link">Artificial Intelligence<text:tab/>16</text:a></text:p>
          <text:p text:style-name="P61"><text:a xlink:type="simple" xlink:href="#__RefHeading___Toc13535_2114334055" text:style-name="Index_20_Link" text:visited-style-name="Index_20_Link">Problems<text:tab/>16</text:a></text:p>
          <text:p text:style-name="P61"><text:a xlink:type="simple" xlink:href="#__RefHeading___Toc1995_2114334055" text:style-name="Index_20_Link" text:visited-style-name="Index_20_Link">Appendixes<text:tab/>16</text:a></text:p>
          <text:p text:style-name="P62"><text:a xlink:type="simple" xlink:href="#__RefHeading___Toc6309_2114334055" text:style-name="Index_20_Link" text:visited-style-name="Index_20_Link">Math Notation<text:tab/>16</text:a></text:p>
          <text:p text:style-name="P62"><text:a xlink:type="simple" xlink:href="#__RefHeading___Toc6311_2114334055" text:style-name="Index_20_Link" text:visited-style-name="Index_20_Link">Set Notation<text:tab/>16</text:a></text:p>
          <text:p text:style-name="P62"><text:a xlink:type="simple" xlink:href="#__RefHeading___Toc6313_2114334055" text:style-name="Index_20_Link" text:visited-style-name="Index_20_Link">Vector and Matrix Notation<text:tab/>16</text:a></text:p>
          <text:p text:style-name="P62"><text:a xlink:type="simple" xlink:href="#__RefHeading___Toc6315_2114334055" text:style-name="Index_20_Link" text:visited-style-name="Index_20_Link">Complex Numbers Notation<text:tab/>16</text:a></text:p>
          <text:p text:style-name="P62"><text:a xlink:type="simple" xlink:href="#__RefHeading___Toc6317_2114334055" text:style-name="Index_20_Link" text:visited-style-name="Index_20_Link">Calculus Notation<text:tab/>16</text:a></text:p>
        </text:index-body>
      </text:table-of-content>
      <text:p text:style-name="P60"/>
      <text:h text:style-name="P87" text:outline-level="1"/>
      <text:h text:style-name="P93" text:outline-level="1"><text:bookmark-start text:name="__RefHeading___Toc471_2114334055"/>Preface<text:bookmark-end text:name="__RefHeading___Toc471_2114334055"/></text:h>
      <text:p text:style-name="Text_20_body"><text:tab/>Math is the definitive, yet human-perceivable <text:span text:style-name="T6">way</text:span> of <text:span text:style-name="T6">describing </text:span>the universe. <text:span text:style-name="T7">We can express any feature of any object in math terms. Even when no concrete numbers are taken, we can still use variables denoting features and create a model to depict real-world events. Furthermore, laws of math exist in the abstract as well, even without being put in context of real-world practical calculations. Some even say this is a proof of a divine design. </text:span></text:p>
      <text:p text:style-name="P7"><text:tab/>Whether or not <text:span text:style-name="T12">this</text:span> is true<text:span text:style-name="T8">, mathematics has the potential to expand minds and inspire the creator which lies in all of us. Once you acquire the confidence to produce and perceive mathematical models in topics that concern you, you will experience a moment of empowerment and wisdom. Or what we often refer to as “a-ha moment”. </text:span></text:p>
      <text:p text:style-name="P5"><text:tab/><text:span text:style-name="T9">This alone is a good reason to study math, but there are more. Have an upcoming exam, aim to solve a more complex problem in your job, fill in knowledge gaps or just leverage your </text:span><office:annotation office:name="__Annotation__14976_2114334055"><dc:creator>Alex Georgiev</dc:creator><dc:date>2019-01-25T18:07:44.646174154</dc:date><loext:sender-initials>AG</loext:sender-initials><text:p text:style-name="P94"><text:span text:style-name="T64">Обща култура</text:span></text:p></office:annotation><text:span text:style-name="T9">general culture. My hope is this book will make a good friend on your way of learning math.</text:span><office:annotation-end office:name="__Annotation__14976_2114334055"/></text:p>
      <text:h text:style-name="P67" text:outline-level="2"><text:bookmark-start text:name="__RefHeading___Toc6302_2114334055"/>About the book<text:bookmark-end text:name="__RefHeading___Toc6302_2114334055"/></text:h>
      <text:p text:style-name="P8"><text:tab/>The book covers chosen mathematical topics which I believe to be essential and lay a good foundation <text:span text:style-name="T13">before </text:span>more specialized literature. The book aims to build up your confidence in math by <text:span text:style-name="T14">explaining wide variety of topics. Each chapter is self sufficient and can be looked up individually. Use the book as a structured mini-reference.</text:span></text:p>
      <text:h text:style-name="P67" text:outline-level="2"><text:bookmark-start text:name="__RefHeading___Toc569_2114334055"/><text:soft-page-break/>About the reader<text:bookmark-end text:name="__RefHeading___Toc569_2114334055"/></text:h>
      <text:p text:style-name="P10"><text:tab/>The wide public <text:span text:style-name="T32">and students </text:span>will equally benefit of this reading. Whether you need a different aspect on material you met before or introduction to new stuff, I got you covered. Either way you get a gentle walk-through the topics we cover here.</text:p>
      <text:p text:style-name="Text_20_body"><text:tab/>Math is often seen to be hard. Lots of people say they “hate” it and believe they are just “not a math person”. While we all have our differences, most of those who give up on math fall victims of known bad practices in teaching, learning or both. Some <text:s/>give up if the “a-ha” moment doesn’t come when they expect it, when it’s just around the corner. It just breaks my heart. My biggest reward is to see such a wandering soul finding the <text:span text:style-name="T11">path they’re looking for</text:span>. </text:p>
      <text:p text:style-name="P6"><text:tab/><text:span text:style-name="T10">My promise to the reader is that everybody can learn math to the extent he needs. There’s no such thing as “not-a-math-person”. Your no less than “a-person” and persons can learn math. I know it because I’m a person myself and I did it. There’s nothing alien or cryptic about it. Just some concentrated effort on some well put material.</text:span></text:p>
      <text:h text:style-name="P67" text:outline-level="2"><text:bookmark-start text:name="__RefHeading___Toc571_2114334055"/>About the author<text:bookmark-end text:name="__RefHeading___Toc571_2114334055"/></text:h>
      <text:p text:style-name="P20">I have been developing software my whole <office:annotation office:name="__Annotation__1240_3579512211"><dc:creator>Alex Georgiev</dc:creator><dc:date>2019-01-30T18:24:24.226795443</dc:date><loext:sender-initials>AG</loext:sender-initials><text:p text:style-name="P94"><text:span text:style-name="T64">смислен</text:span></text:p></office:annotation>consent<office:annotation-end office:name="__Annotation__1240_3579512211"/> life. I chased a career and then <text:span text:style-name="T30">delved into entrepreneurship. All of my work until recently has been unrelated to math beyond basic arithmetics, equations and formulas. </text:span></text:p>
      <text:p text:style-name="P22">With AI (Artificial Intelligence) and Data Science taking major role in the industry it become necessary to step up my math skills. I took individual classes and researched on my own. At first I was unsure, even scared. I was uncomfortable with math since I was a <text:soft-page-break/>kid. But in time I came to know math is as reachable as you are dedicated. </text:p>
      <text:p text:style-name="P21">I have proved this to work for me in many areas like guitar playing, motorcycling and sports. <text:span text:style-name="T31">Recently I discovered teaching to be a new passion of mine. I have been counseling friends and mentoring <text:s/>younger colleagues for a while now. This book is my first attempt to approach this matter directly. </text:span><office:annotation office:name="__Annotation__1436_3579512211"><dc:creator>Alex Georgiev</dc:creator><dc:date>2019-01-30T19:19:55.497572716</dc:date><loext:sender-initials>AG</loext:sender-initials><text:p text:style-name="P94"><text:span text:style-name="T64">Too selfish?</text:span></text:p></office:annotation><text:span text:style-name="T31">My sincere hope is to help my readers’ succeed in their learning path and know I have a small part of it.</text:span><office:annotation-end office:name="__Annotation__1436_3579512211"/></text:p>
      <text:h text:style-name="P88" text:outline-level="1"><text:bookmark-start text:name="__RefHeading___Toc15002_2114334055"/>Learning <text:span text:style-name="T25">and reading</text:span><text:bookmark-end text:name="__RefHeading___Toc15002_2114334055"/></text:h>
      <text:p text:style-name="P11">We learn our whole life. <text:span text:style-name="T18">Yet learning itself as a skill is often undervalued. The way you consume and make use of information determines the pace you will keep, volumes you will reach and time you will remember what you learned. This is why it’s important to have at least some of idea of some good learning practices. </text:span></text:p>
      <text:h text:style-name="P68" text:outline-level="2"><text:bookmark-start text:name="__RefHeading___Toc1948_716065465"/>Read enough –<text:span text:style-name="T27"> critical volume</text:span><text:bookmark-end text:name="__RefHeading___Toc1948_716065465"/></text:h>
      <text:p text:style-name="P17">Human brain is good at storing abstract ideas rather than technical facts. But to extract a model from a set of facts, you need a certain minimum level of perceived information. <text:s/>Reading and writing itself is unnatural to humans as it presents a single line of information unlike drawing. It’s said “a picture is worth a thousand words” for that reason – the picture contains a lot of facts available to the brain simultaneously. To obtain this with reading you to be prepared with patience. You just need to read a lot to gain that critical volume of facts for your brain to form conclusions, models and associations.</text:p>
      <text:h text:style-name="P69" text:outline-level="2"><text:bookmark-start text:name="__RefHeading___Toc1950_716065465"/><text:soft-page-break/>Read often – habit<text:bookmark-end text:name="__RefHeading___Toc1950_716065465"/></text:h>
      <text:p text:style-name="P12">By reading often you will get used to learn and get into learning mode <text:span text:style-name="T19">faster and easier</text:span>. <text:s/><text:span text:style-name="T24">Associations will build up in your mind that will connect with the material you’re learning. It will create “context” for your mind to work in, which will increase your focus. Reading often gives you regular chances to get the grasp on the material. </text:span></text:p>
      <text:p text:style-name="P16">Imagine if your being asked out of the sudden about a dear friend of yours who you haven’t heard from for ages. You need to think about it for a while but you can recall. But if you’re asked about a distant acquaintance who you barely know but see very often – you will recall the little you know about him immediately.</text:p>
      <text:p text:style-name="P18">It’s also a good habit and habits don’t cost will power.</text:p>
      <text:p text:style-name="P19"><text:span text:style-name="T29">Also try s</text:span>leeping over the material you’ve read also helps is move from the short-term to the long-term memory. This gives you time <text:span text:style-name="T29">for the material to sink in.</text:span></text:p>
      <text:h text:style-name="P70" text:outline-level="2"><text:bookmark-start text:name="__RefHeading___Toc1952_716065465"/><text:span text:style-name="T26">T</text:span>ake notes –<text:span text:style-name="T28"> mind associations</text:span><text:bookmark-end text:name="__RefHeading___Toc1952_716065465"/></text:h>
      <text:p text:style-name="P14">Take notes to formalize associations you created while learning. They will get you <text:span text:style-name="T22">in context and will walk you through the whole material they cover very fast. While they make sense mostly to you, your notes should be what makes most sense to you at all.</text:span></text:p>
      <text:p text:style-name="P15">Mind that taking notes is a skill you build with practice. In time you will develop better feeling for what helps you recall later on. <text:span text:style-name="T23">Even brief and chaotic notes can be very telling and even more so when reorganized after the learning session is over.</text:span></text:p>
      <text:h text:style-name="P71" text:outline-level="2"><text:bookmark-start text:name="__RefHeading___Toc1954_716065465"/><text:soft-page-break/>Re-read <text:span text:style-name="T21">material – consolidate </text:span><text:bookmark-end text:name="__RefHeading___Toc1954_716065465"/></text:h>
      <text:p text:style-name="P13">Reading again something you’ve <text:span text:style-name="T21">already </text:span>covered, even briefly, <text:span text:style-name="T20">strengthens the associations you built with the material at a very low cost. Re-reading books (or even re-watching movies) will expose you in different mood and state to the same material and give you opportunity to extract conclusions beyond the facts.</text:span></text:p>
      <text:p text:style-name="P66"><text:span text:style-name="T20">This also helps with material you don’t yet understand. Just running your eyes through the pages every now and then will give you an opportunity to notice different things each time. First, you’ll remember the layout, then the logical structure, then basic facts and so on until you “click” and you will progress before you know it. Don’t necessarily set your goal to get everything this time. Aim to get “something”. This way you build up knowledge each time, you don’t burnout from struggling, you don’t feel guilty for not progressing as much as you wished and you feel safe and stimulated to try again.</text:span></text:p>
      <text:h text:style-name="P89" text:outline-level="1"><text:bookmark-start text:name="__RefHeading___Toc573_2114334055"/>Introduction<text:bookmark-end text:name="__RefHeading___Toc573_2114334055"/></text:h>
      <text:h text:style-name="Heading_20_2" text:outline-level="2"><text:bookmark-start text:name="__RefHeading___Toc675_2114334055"/>On notation <text:span text:style-name="T53">(find a suitable place for the topic)</text:span><text:bookmark-end text:name="__RefHeading___Toc675_2114334055"/></text:h>
      <text:p text:style-name="P42">The first thing that scares people off of math is weird looking symbols, the notation. </text:p>
      <text:p text:style-name="P39">Notation is necessary because it brings your ideas unambiguously to any reader. Imagine if you there were no unified terminology and you had to describe common facts in your words:</text:p>
      <text:p text:style-name="P63">A figure which consists of four lines, each connected with next one in either end, in a such a way <text:span text:style-name="T51">there are two pairs of parallel lines and each pair of connected lines builds a 90</text:span><text:span text:style-name="T50">° </text:span><text:span text:style-name="T49"><text:s/>angle.</text:span></text:p>
      <text:p text:style-name="P63"><text:soft-page-break/>Parallel means …</text:p>
      <text:p text:style-name="P40">The above text describes a <text:span text:style-name="T36">square</text:span>.</text:p>
      <text:p text:style-name="P41">Notation also allows to squash complex equations and formulas into meaningful letters and signs which uniquely identify the content and allow you to consider them in the abstract.</text:p>
      <text:p text:style-name="P42"><text:span text:style-name="T52">N</text:span>otation is well worth your effort in learning and getting used with it. <text:span text:style-name="T52">It’s the human dialect of Language of the Universe.</text:span></text:p>
      <text:h text:style-name="P89" text:outline-level="1"><text:bookmark-start text:name="__RefHeading___Toc475_2114334055"/>Basic <text:span text:style-name="T2">Algebra</text:span><text:bookmark-end text:name="__RefHeading___Toc475_2114334055"/></text:h>
      <text:h text:style-name="P67" text:outline-level="2"><text:bookmark-start text:name="__RefHeading___Toc477_2114334055"/>Numbers<text:bookmark-end text:name="__RefHeading___Toc477_2114334055"/></text:h>
      <text:p text:style-name="P25">We will start by describing numbers and operations we can do with them. You should be familiar with the number line:</text:p>
      <text:p text:style-name="P26"><draw:line text:anchor-type="paragraph" draw:z-index="0" draw:name="Shape1" draw:style-name="gr1" draw:text-style-name="P95" svg:x1="1.2299in" svg:y1="0.1925in" svg:x2="3.8953in" svg:y2="0.1799in"><text:p/></draw:line></text:p>
      <text:p text:style-name="P26">1<text:tab/>2<text:tab/>3<text:tab/><text:span text:style-name="T48">4<text:tab/>5<text:tab/>6</text:span></text:p>
      <text:p text:style-name="P27">Those are the numbers <text:span text:style-name="T35">we use to count things in nature. 1 motorcycle, 100 000 000 dollars. That’s why we call them </text:span><text:span text:style-name="T37">natural numbers</text:span><text:span text:style-name="T42"> and denote them like so:</text:span></text:p>
      <text:p text:style-name="P28"><text:span text:style-name="T41"><text:s/></text:span><text:span text:style-name="T41"><draw:frame draw:style-name="fr1" draw:name="Frame3" text:anchor-type="as-char" svg:y="-0.2201in" svg:width="2.6618in" draw:z-index="2"><draw:text-box fo:min-height="0.461in"><text:p text:style-name="Figure"><draw:frame draw:style-name="fr2" draw:name="Object1" text:anchor-type="as-char" svg:y="-0.222in" svg:width="2.4472in" svg:height="0.2898in" style:rel-height="scale" draw:z-index="5"><draw:object xlink:href="./Object 1" xlink:type="simple" xlink:show="embed" xlink:actuate="onLoad"/><draw:image xlink:href="./ObjectReplacements/Object 1" xlink:type="simple" xlink:show="embed" xlink:actuate="onLoad"/></draw:frame></text:p><text:p text:style-name="Figure">Figure <text:sequence text:ref-name="refFigure0" text:name="Figure" text:formula="ooow:Figure+1" style:num-format="1">1</text:sequence>: Natural Numbers</text:p></draw:text-box></draw:frame></text:span></text:p>
      <text:p text:style-name="P29">When you own stuff you can express it with natural numbers.</text:p>
      <text:p text:style-name="P37">To express that you have none of something you need the zero. When you add zero to natural numbers you get the <text:span text:style-name="T36">whole numbers</text:span>:</text:p>
      <text:p text:style-name="P38"><text:soft-page-break/><draw:frame draw:style-name="fr3" draw:name="Object5" text:anchor-type="as-char" svg:y="-0.222in" svg:width="2.2689in" svg:height="0.2898in" draw:z-index="9"><draw:object xlink:href="./Object 6" xlink:type="simple" xlink:show="embed" xlink:actuate="onLoad"/><draw:image xlink:href="./ObjectReplacements/Object 6" xlink:type="simple" xlink:show="embed" xlink:actuate="onLoad"/></draw:frame></text:p>
      <text:p text:style-name="P29">I<office:annotation office:name="__Annotation__1101_3723523419"><dc:creator>Alex Georgiev</dc:creator><dc:date>2019-02-05T19:07:42.795149066</dc:date><loext:sender-initials>AG</loext:sender-initials><text:p text:style-name="P94"><text:span text:style-name="T64">Rephrase</text:span></text:p></office:annotation>f you borrow a book from your friend and you lose it then you not only have none of that book (<text:span text:style-name="T36">0 books</text:span>), but you owe the one you<office:annotation-end office:name="__Annotation__1101_3723523419"/> lost. You have <text:span text:style-name="T36">-1 books</text:span>. To denote this we use the <text:span text:style-name="T36">integers:</text:span></text:p>
      <text:p text:style-name="P32"><draw:frame draw:style-name="fr3" draw:name="Object2" text:anchor-type="as-char" svg:y="-0.222in" svg:width="4.1492in" svg:height="0.2898in" draw:z-index="1"><draw:object xlink:href="./Object 2" xlink:type="simple" xlink:show="embed" xlink:actuate="onLoad"/><draw:image xlink:href="./ObjectReplacements/Object 2" xlink:type="simple" xlink:show="embed" xlink:actuate="onLoad"/></draw:frame></text:p>
      <text:p text:style-name="P30"><text:span text:style-name="T41">Add fractions and you get the </text:span><text:span text:style-name="T36">rational numbers. </text:span><office:annotation office:name="__Annotation__3428_3723523419"><dc:creator>Alex Georgiev</dc:creator><dc:date>2019-02-06T09:38:19.672767354</dc:date><loext:sender-initials>AG</loext:sender-initials><text:p text:style-name="P94"><text:span text:style-name="T64">Double check !!!!!!!!!!!!!!!!!!!!!!!!!!!!!!!!!!!!!!!!!!!!!!!!!!!!!!!!!!!!!!!</text:span></text:p></office:annotation><text:span text:style-name="T43">Note fractions should be computable. I.e. </text:span><text:span text:style-name="T43"><draw:frame draw:style-name="fr3" draw:name="Object3" text:anchor-type="as-char" svg:y="-0.2437in" svg:width="0.2783in" svg:height="0.3929in" draw:z-index="3"><draw:object xlink:href="./Object 4" xlink:type="simple" xlink:show="embed" xlink:actuate="onLoad"/><draw:image xlink:href="./ObjectReplacements/Object 4" xlink:type="simple" xlink:show="embed" xlink:actuate="onLoad"/></draw:frame></text:span><text:span text:style-name="T43">is good, but 3,1428571428… is not</text:span><office:annotation-end office:name="__Annotation__3428_3723523419"/><text:span text:style-name="T43">.</text:span></text:p>
      <text:p text:style-name="P31"><draw:frame draw:style-name="fr3" draw:name="Object6" text:anchor-type="as-char" svg:y="-0.3661in" svg:width="3.852in" svg:height="0.589in" draw:z-index="7"><draw:object xlink:href="./Object 7" xlink:type="simple" xlink:show="embed" xlink:actuate="onLoad"/><draw:image xlink:href="./ObjectReplacements/Object 7" xlink:type="simple" xlink:show="embed" xlink:actuate="onLoad"/></draw:frame></text:p>
      <text:p text:style-name="P35">Most common set we use are the <text:span text:style-name="T36">real numbers</text:span>. They include <text:span text:style-name="T47">all of the above plus numbers with endless decimal part like </text:span><office:annotation office:name="__Annotation__3139_3723523419"><dc:creator>Alex Georgiev</dc:creator><dc:date>2019-02-05T20:02:12.856939411</dc:date><loext:sender-initials>AG</loext:sender-initials><text:p text:style-name="P94"><text:span text:style-name="T64">symbol</text:span></text:p></office:annotation><text:span text:style-name="T47">Pi (approximately equal to 3.14)</text:span><office:annotation-end office:name="__Annotation__3139_3723523419"/><text:span text:style-name="T47">:</text:span></text:p>
      <text:p text:style-name="P36"><draw:frame draw:style-name="fr3" draw:name="Object4" text:anchor-type="as-char" svg:y="-0.2508in" svg:width="3.1118in" svg:height="0.322in" draw:z-index="4"><draw:object xlink:href="./Object 5" xlink:type="simple" xlink:show="embed" xlink:actuate="onLoad"/><draw:image xlink:href="./ObjectReplacements/Object 5" xlink:type="simple" xlink:show="embed" xlink:actuate="onLoad"/></draw:frame></text:p>
      <text:h text:style-name="P67" text:outline-level="2"><text:bookmark-start text:name="__RefHeading___Toc677_2114334055"/><text:soft-page-break/>Variables<text:bookmark-end text:name="__RefHeading___Toc677_2114334055"/></text:h>
      <text:h text:style-name="P67" text:outline-level="2"><text:bookmark-start text:name="__RefHeading___Toc617_2114334055"/>Equations<text:bookmark-end text:name="__RefHeading___Toc617_2114334055"/></text:h>
      <text:h text:style-name="Heading_20_3" text:outline-level="3"><text:bookmark-start text:name="__RefHeading___Toc619_2114334055"/>Inequality<text:bookmark-end text:name="__RefHeading___Toc619_2114334055"/></text:h>
      <text:h text:style-name="P72" text:outline-level="2"><text:bookmark-start text:name="__RefHeading___Toc621_2114334055"/>Fractions<text:bookmark-end text:name="__RefHeading___Toc621_2114334055"/></text:h>
      <text:h text:style-name="P67" text:outline-level="2"><text:bookmark-start text:name="__RefHeading___Toc117_2114334055"/>Algebraic rules<text:bookmark-end text:name="__RefHeading___Toc117_2114334055"/></text:h>
      <text:h text:style-name="P74" text:outline-level="2"/>
      <text:h text:style-name="P85" text:outline-level="2"><text:bookmark-start text:name="__RefHeading___Toc115_2114334055"/>Functions<text:bookmark-end text:name="__RefHeading___Toc115_2114334055"/></text:h>
      <text:p text:style-name="P47"><text:span text:style-name="T41">Technically, functions are equations. </text:span><text:span text:style-name="T45">W</text:span><text:span text:style-name="T41">hen presented as function, </text:span><text:span text:style-name="T45">expect them </text:span><text:span text:style-name="T41">to be solved for different </text:span><text:span text:style-name="T36">input paremeters</text:span><text:span text:style-name="T41">.</text:span></text:p>
      <text:p text:style-name="P43"><draw:frame draw:style-name="fr3" draw:name="Object7" text:anchor-type="as-char" svg:y="-0.228in" svg:width="1.028in" svg:height="0.2992in" draw:z-index="6"><draw:object xlink:href="./Object 3" xlink:type="simple" xlink:show="embed" xlink:actuate="onLoad"/><draw:image xlink:href="./ObjectReplacements/Object 3" xlink:type="simple" xlink:show="embed" xlink:actuate="onLoad"/></draw:frame></text:p>
      <text:p text:style-name="P43">This reads “f of x equals two x”. On the left side we write <text:span text:style-name="T36">input parameters</text:span><text:span text:style-name="T41"> or </text:span><text:span text:style-name="T36">arguments</text:span><text:span text:style-name="T41">, </text:span><text:span text:style-name="T44">only </text:span><text:span text:style-name="T36">x</text:span><text:span text:style-name="T41"> in this case. On the right is the equation. </text:span><text:span text:style-name="T46">So</text:span></text:p>
      <text:p text:style-name="P43"><text:span text:style-name="T46"><draw:frame draw:style-name="fr3" draw:name="Object15" text:anchor-type="as-char" svg:y="-0.228in" svg:width="0.8547in" svg:height="0.2992in" draw:z-index="8"><draw:object xlink:href="./Object 15" xlink:type="simple" xlink:show="embed" xlink:actuate="onLoad"/><draw:image xlink:href="./ObjectReplacements/Object 15" xlink:type="simple" xlink:show="embed" xlink:actuate="onLoad"/><svg:desc>formula</svg:desc></draw:frame></text:span><text:span text:style-name="T46"><draw:frame draw:style-name="fr3" draw:name="Object13" text:anchor-type="as-char" svg:y="-0.228in" svg:width="0.8709in" svg:height="0.2992in" draw:z-index="10"><draw:object xlink:href="./Object 13" xlink:type="simple" xlink:show="embed" xlink:actuate="onLoad"/><draw:image xlink:href="./ObjectReplacements/Object 13" xlink:type="simple" xlink:show="embed" xlink:actuate="onLoad"/><svg:desc>formula</svg:desc></draw:frame></text:span><text:span text:style-name="T46"><draw:frame draw:style-name="fr3" draw:name="Object14" text:anchor-type="as-char" svg:y="-0.228in" svg:width="1.111in" svg:height="0.2992in" draw:z-index="11"><draw:object xlink:href="./Object 14" xlink:type="simple" xlink:show="embed" xlink:actuate="onLoad"/><draw:image xlink:href="./ObjectReplacements/Object 14" xlink:type="simple" xlink:show="embed" xlink:actuate="onLoad"/><svg:desc>formula</svg:desc></draw:frame></text:span><text:span text:style-name="T46"><draw:frame draw:style-name="fr3" draw:name="Object16" text:anchor-type="as-char" svg:y="-0.228in" svg:width="1.2417in" svg:height="0.2992in" draw:z-index="12"><draw:object xlink:href="./Object 16" xlink:type="simple" xlink:show="embed" xlink:actuate="onLoad"/><draw:image xlink:href="./ObjectReplacements/Object 16" xlink:type="simple" xlink:show="embed" xlink:actuate="onLoad"/><svg:desc>formula</svg:desc></draw:frame></text:span></text:p>
      <text:p text:style-name="P44">The purpose of functions are to encapsulate arbitrary equations we <text:s/>solve for different input parameters. For example, the profit of a company can be defined with the following function:</text:p>
      <text:p text:style-name="P44"><draw:frame draw:style-name="fr3" draw:name="Object8" text:anchor-type="as-char" svg:y="-0.228in" svg:width="4.0972in" svg:height="0.3189in" draw:z-index="13"><draw:object xlink:href="./Object 8" xlink:type="simple" xlink:show="embed" xlink:actuate="onLoad"/><draw:image xlink:href="./ObjectReplacements/Object 8" xlink:type="simple" xlink:show="embed" xlink:actuate="onLoad"/><svg:desc>formula</svg:desc></draw:frame></text:p>
      <text:p text:style-name="P45">So if we had <text:span text:style-name="T36">sales = </text:span><text:span text:style-name="T38">$</text:span><text:span text:style-name="T36">700</text:span> and <text:span text:style-name="T36">expenses = </text:span><text:span text:style-name="T38">$</text:span><text:span text:style-name="T36">500</text:span>, then:</text:p>
      <text:p text:style-name="P45"><draw:frame draw:style-name="fr3" draw:name="Object9" text:anchor-type="as-char" svg:y="-0.228in" svg:width="3.3445in" svg:height="0.3189in" draw:z-index="14"><draw:object xlink:href="./Object 9" xlink:type="simple" xlink:show="embed" xlink:actuate="onLoad"/><draw:image xlink:href="./ObjectReplacements/Object 9" xlink:type="simple" xlink:show="embed" xlink:actuate="onLoad"/><svg:desc>formula</svg:desc></draw:frame></text:p>
      <text:p text:style-name="P46"><text:span text:style-name="T54">It’s common to</text:span> denote input parameters as <text:span text:style-name="T36">x, y, z</text:span> and functions as <text:span text:style-name="T36">f, g, t:</text:span></text:p>
      <text:p text:style-name="P33"><draw:frame draw:style-name="fr3" draw:name="Object10" text:anchor-type="as-char" svg:y="-0.228in" svg:width="1.028in" svg:height="0.2992in" draw:z-index="15"><draw:object xlink:href="./Object 10" xlink:type="simple" xlink:show="embed" xlink:actuate="onLoad"/><draw:image xlink:href="./ObjectReplacements/Object 10" xlink:type="simple" xlink:show="embed" xlink:actuate="onLoad"/><svg:desc>formula</svg:desc></draw:frame><draw:frame draw:style-name="fr3" draw:name="Object11" text:anchor-type="as-char" svg:y="-0.3661in" svg:width="1.3138in" svg:height="0.6244in" draw:z-index="16"><draw:object xlink:href="./Object 11" xlink:type="simple" xlink:show="embed" xlink:actuate="onLoad"/><draw:image xlink:href="./ObjectReplacements/Object 11" xlink:type="simple" xlink:show="embed" xlink:actuate="onLoad"/><svg:desc>formula</svg:desc></draw:frame><draw:frame draw:style-name="fr3" draw:name="Object12" text:anchor-type="as-char" svg:y="-0.228in" svg:width="1.9744in" svg:height="0.2992in" draw:z-index="17"><draw:object xlink:href="./Object 12" xlink:type="simple" xlink:show="embed" xlink:actuate="onLoad"/><draw:image xlink:href="./ObjectReplacements/Object 12" xlink:type="simple" xlink:show="embed" xlink:actuate="onLoad"/><svg:desc>formula</svg:desc></draw:frame></text:p>
      <text:p text:style-name="P34">Basically, every event is a function of it’s factors of influence:</text:p>
      <text:p text:style-name="P34"><draw:frame draw:style-name="fr3" draw:name="Object17" text:anchor-type="as-char" svg:y="-0.228in" svg:width="4.0571in" svg:height="0.3189in" draw:z-index="18"><draw:object xlink:href="./Object 17" xlink:type="simple" xlink:show="embed" xlink:actuate="onLoad"/><draw:image xlink:href="./ObjectReplacements/Object 17" xlink:type="simple" xlink:show="embed" xlink:actuate="onLoad"/><svg:desc>formula</svg:desc></draw:frame></text:p>
      <text:p text:style-name="P34"><draw:frame draw:style-name="fr3" draw:name="Object18" text:anchor-type="as-char" svg:y="-0.228in" svg:width="4.7453in" svg:height="0.3189in" draw:z-index="19"><draw:object xlink:href="./Object 18" xlink:type="simple" xlink:show="embed" xlink:actuate="onLoad"/><draw:image xlink:href="./ObjectReplacements/Object 18" xlink:type="simple" xlink:show="embed" xlink:actuate="onLoad"/><svg:desc>formula</svg:desc></draw:frame></text:p>
      <text:p text:style-name="P48"><text:soft-page-break/><draw:frame draw:style-name="fr3" draw:name="Object19" text:anchor-type="as-char" svg:y="-0.228in" svg:width="2.7075in" svg:height="0.3189in" draw:z-index="20"><draw:object xlink:href="./Object 19" xlink:type="simple" xlink:show="embed" xlink:actuate="onLoad"/><draw:image xlink:href="./ObjectReplacements/Object 19" xlink:type="simple" xlink:show="embed" xlink:actuate="onLoad"/><svg:desc>formula</svg:desc></draw:frame></text:p>
      <text:p text:style-name="P49">The above examples are illustrative, obviously, and <text:span text:style-name="T36">luck</text:span><text:span text:style-name="T41"> parameter</text:span> substitutes for the unknowns. <text:span text:style-name="T55">But we can truly represent real-life events with functions. </text:span></text:p>
      <text:p text:style-name="P49"><text:span text:style-name="T55">Let’s further develop the </text:span><text:span text:style-name="T39">pass the exam</text:span><text:span text:style-name="T55"> function. Lets restrict the input parameters to the 1-to-10 scale and consider </text:span><text:span text:style-name="T39">score of 100</text:span><text:span text:style-name="T55"> or over as passing the exam:</text:span></text:p>
      <text:p text:style-name="P51"><text:span text:style-name="T40">[</text:span><text:span text:style-name="T36">s</text:span><text:span text:style-name="T40">]tudy</text:span> – intensity and volume of studying effor<text:span text:style-name="T56">t</text:span>, from 1 to 10</text:p>
      <text:p text:style-name="P50"><text:span text:style-name="T40">[</text:span><text:span text:style-name="T36">a</text:span><text:span text:style-name="T40">]ttention</text:span> – amount of attention paid in class, from 1 to 10</text:p>
      <text:p text:style-name="P50"><text:span text:style-name="T40">[</text:span><text:span text:style-name="T36">l</text:span><text:span text:style-name="T40">]uck</text:span> – strength <text:span text:style-name="T56">of your karma, from 1 to 10</text:span></text:p>
      <text:p text:style-name="P49"><draw:frame draw:style-name="fr3" draw:name="Object20" text:anchor-type="as-char" svg:y="-0.228in" svg:width="3.2201in" svg:height="0.3189in" draw:z-index="21"><draw:object xlink:href="./Object 20" xlink:type="simple" xlink:show="embed" xlink:actuate="onLoad"/><draw:image xlink:href="./ObjectReplacements/Object 20" xlink:type="simple" xlink:show="embed" xlink:actuate="onLoad"/><svg:desc>formula</svg:desc></draw:frame></text:p>
      <text:p text:style-name="P52"><draw:frame draw:style-name="fr3" draw:name="Object21" text:anchor-type="as-char" svg:y="-0.228in" svg:width="5.0008in" svg:height="0.3189in" draw:z-index="22"><draw:object xlink:href="./Object 21" xlink:type="simple" xlink:show="embed" xlink:actuate="onLoad"/><draw:image xlink:href="./ObjectReplacements/Object 21" xlink:type="simple" xlink:show="embed" xlink:actuate="onLoad"/><svg:desc>formula</svg:desc></draw:frame></text:p>
      <text:p text:style-name="P52"><draw:frame draw:style-name="fr3" draw:name="Object26" text:anchor-type="as-char" svg:y="-0.228in" svg:width="5.0016in" svg:height="0.3189in" draw:z-index="23"><draw:object xlink:href="./Object 26" xlink:type="simple" xlink:show="embed" xlink:actuate="onLoad"/><draw:image xlink:href="./ObjectReplacements/Object 26" xlink:type="simple" xlink:show="embed" xlink:actuate="onLoad"/><svg:desc>formula</svg:desc></draw:frame></text:p>
      <text:p text:style-name="P52"><draw:frame draw:style-name="fr3" draw:name="Object22" text:anchor-type="as-char" svg:y="-0.228in" svg:width="4.8728in" svg:height="0.3189in" draw:z-index="24"><draw:object xlink:href="./Object 22" xlink:type="simple" xlink:show="embed" xlink:actuate="onLoad"/><draw:image xlink:href="./ObjectReplacements/Object 22" xlink:type="simple" xlink:show="embed" xlink:actuate="onLoad"/><svg:desc>formula</svg:desc></draw:frame></text:p>
      <text:p text:style-name="P52"><draw:frame draw:style-name="fr3" draw:name="Object23" text:anchor-type="as-char" svg:y="-0.228in" svg:width="4.6307in" svg:height="0.3189in" draw:z-index="25"><draw:object xlink:href="./Object 23" xlink:type="simple" xlink:show="embed" xlink:actuate="onLoad"/><draw:image xlink:href="./ObjectReplacements/Object 23" xlink:type="simple" xlink:show="embed" xlink:actuate="onLoad"/><svg:desc>formula</svg:desc></draw:frame></text:p>
      <text:p text:style-name="P52"><draw:frame draw:style-name="fr3" draw:name="Object24" text:anchor-type="as-char" svg:y="-0.228in" svg:width="4.7516in" svg:height="0.3189in" draw:z-index="26"><draw:object xlink:href="./Object 24" xlink:type="simple" xlink:show="embed" xlink:actuate="onLoad"/><draw:image xlink:href="./ObjectReplacements/Object 24" xlink:type="simple" xlink:show="embed" xlink:actuate="onLoad"/><svg:desc>formula</svg:desc></draw:frame></text:p>
      <text:p text:style-name="P52"><draw:frame draw:style-name="fr3" draw:name="Object25" text:anchor-type="as-char" svg:y="-0.228in" svg:width="4.8756in" svg:height="0.3189in" draw:z-index="27"><draw:object xlink:href="./Object 25" xlink:type="simple" xlink:show="embed" xlink:actuate="onLoad"/><draw:image xlink:href="./ObjectReplacements/Object 25" xlink:type="simple" xlink:show="embed" xlink:actuate="onLoad"/><svg:desc>formula</svg:desc></draw:frame></text:p>
      <text:p text:style-name="P53"><text:span text:style-name="T60">W</text:span>e can conclude that:</text:p>
      <text:p text:style-name="P53"><text:span text:style-name="T57">A) S</text:span>tudying and paying attention <text:span text:style-name="T62">in class</text:span> can compensate for each other, <text:span text:style-name="T57">but least effort is spent when they are combined</text:span></text:p>
      <text:p text:style-name="P54"><text:soft-page-break/>B) Luck <text:span text:style-name="T59">alone </text:span>cannot pass the exam, <text:span text:style-name="T58">but can be the tipping point</text:span></text:p>
      <text:p text:style-name="P63">Note the above notation is not strictly formal, but is easier to comprehend when you first clash into functions. Formal notation substitutes parameter names with their values: <draw:frame draw:style-name="fr3" draw:name="Object27" text:anchor-type="as-char" svg:y="-0.152in" svg:width="0.6083in" svg:height="0.2in" draw:z-index="28"><draw:object xlink:href="./Object 27" xlink:type="simple" xlink:show="embed" xlink:actuate="onLoad"/><draw:image xlink:href="./ObjectReplacements/Object 27" xlink:type="simple" xlink:show="embed" xlink:actuate="onLoad"/><svg:desc>formula</svg:desc></draw:frame></text:p>
      <text:p text:style-name="P55">We can observe <text:span text:style-name="T61">function </text:span>features easier if we plot it. <text:span text:style-name="T61">That is to draw a graphical representation of the function. Lets see how to do this in the next section.</text:span></text:p>
      <text:h text:style-name="P85" text:outline-level="2"><text:bookmark-start text:name="__RefHeading___Toc121_2114334055"/>The <text:span text:style-name="T1">C</text:span>artesian <text:span text:style-name="T1">p</text:span>lane<text:bookmark-end text:name="__RefHeading___Toc121_2114334055"/></text:h>
      <text:p text:style-name="P65"/>
      <text:h text:style-name="P75" text:outline-level="2"><text:soft-page-break/><text:span text:style-name="T1">Q</text:span>uadratic <text:span text:style-name="T1">e</text:span>quations</text:h>
      <text:h text:style-name="P75" text:outline-level="2">Polynomials</text:h>
      <text:h text:style-name="P73" text:outline-level="2">Exponents</text:h>
      <text:h text:style-name="P75" text:outline-level="2">Logarithms</text:h>
      <text:h text:style-name="P75" text:outline-level="2">Trigonometry</text:h>
      <text:h text:style-name="P75" text:outline-level="2">Complex <text:span text:style-name="T1">n</text:span>umbers</text:h>
      <text:h text:style-name="P75" text:outline-level="2"><text:span text:style-name="T1">Basic </text:span>Geometry</text:h>
      <text:h text:style-name="P75" text:outline-level="2">Triangle</text:h>
      <text:h text:style-name="P75" text:outline-level="2">Square</text:h>
      <text:h text:style-name="P67" text:outline-level="2"><text:bookmark-start text:name="__RefHeading___Toc461_2114334055"/>Cube<text:bookmark-end text:name="__RefHeading___Toc461_2114334055"/></text:h>
      <text:h text:style-name="P67" text:outline-level="2"><text:bookmark-start text:name="__RefHeading___Toc463_2114334055"/>Circle<text:bookmark-end text:name="__RefHeading___Toc463_2114334055"/></text:h>
      <text:h text:style-name="P67" text:outline-level="2"><text:bookmark-start text:name="__RefHeading___Toc627_2114334055"/>Ellipse<text:bookmark-end text:name="__RefHeading___Toc627_2114334055"/></text:h>
      <text:h text:style-name="P67" text:outline-level="2"><text:bookmark-start text:name="__RefHeading___Toc629_2114334055"/>Hyperbola<text:bookmark-end text:name="__RefHeading___Toc629_2114334055"/></text:h>
      <text:h text:style-name="P76" text:outline-level="2"><text:bookmark-start text:name="__RefHeading___Toc465_2114334055"/>Sphere<text:bookmark-end text:name="__RefHeading___Toc465_2114334055"/></text:h>
      <text:h text:style-name="P77" text:outline-level="2"><text:bookmark-start text:name="__RefHeading___Toc467_2114334055"/>Cone<text:bookmark-end text:name="__RefHeading___Toc467_2114334055"/></text:h>
      <text:h text:style-name="P67" text:outline-level="2"><text:bookmark-start text:name="__RefHeading___Toc469_2114334055"/><text:soft-page-break/>Pyramid<text:bookmark-end text:name="__RefHeading___Toc469_2114334055"/></text:h>
      <text:h text:style-name="P90" text:outline-level="1"><text:bookmark-start text:name="__RefHeading___Toc681_2114334055"/>Linear Algebra<text:bookmark-end text:name="__RefHeading___Toc681_2114334055"/></text:h>
      <text:h text:style-name="P78" text:outline-level="2"><text:bookmark-start text:name="__RefHeading___Toc683_2114334055"/>Linearity<text:bookmark-end text:name="__RefHeading___Toc683_2114334055"/></text:h>
      <text:h text:style-name="P67" text:outline-level="2"><text:bookmark-start text:name="__RefHeading___Toc685_2114334055"/>Vectors<text:bookmark-end text:name="__RefHeading___Toc685_2114334055"/></text:h>
      <text:h text:style-name="P67" text:outline-level="2"><text:bookmark-start text:name="__RefHeading___Toc687_2114334055"/>Matrices<text:bookmark-end text:name="__RefHeading___Toc687_2114334055"/></text:h>
      <text:h text:style-name="P79" text:outline-level="2"><text:bookmark-start text:name="__RefHeading___Toc2001_2114334055"/><text:span text:style-name="T4">Matrix </text:span>Inverse<text:bookmark-end text:name="__RefHeading___Toc2001_2114334055"/></text:h>
      <text:h text:style-name="P67" text:outline-level="2"><text:bookmark-start text:name="__RefHeading___Toc1977_2114334055"/>Vector<text:span text:style-name="T63">-</text:span>matrix operations<text:bookmark-end text:name="__RefHeading___Toc1977_2114334055"/></text:h>
      <text:h text:style-name="P67" text:outline-level="2"><text:bookmark-start text:name="__RefHeading___Toc1979_2114334055"/>Transformations<text:bookmark-end text:name="__RefHeading___Toc1979_2114334055"/></text:h>
      <text:h text:style-name="P79" text:outline-level="2"><text:bookmark-start text:name="__RefHeading___Toc1983_2114334055"/>Determinant<text:bookmark-end text:name="__RefHeading___Toc1983_2114334055"/></text:h>
      <text:h text:style-name="P67" text:outline-level="2"><text:bookmark-start text:name="__RefHeading___Toc1985_2114334055"/>Reduced row echelon<text:bookmark-end text:name="__RefHeading___Toc1985_2114334055"/></text:h>
      <text:h text:style-name="P67" text:outline-level="2"><text:bookmark-start text:name="__RefHeading___Toc1987_2114334055"/>Eigenvalues and eigenvectors<text:bookmark-end text:name="__RefHeading___Toc1987_2114334055"/></text:h>
      <text:h text:style-name="P89" text:outline-level="1"><text:bookmark-start text:name="__RefHeading___Toc689_2114334055"/>Calculus<text:bookmark-end text:name="__RefHeading___Toc689_2114334055"/></text:h>
      <text:h text:style-name="P67" text:outline-level="2"><text:bookmark-start text:name="__RefHeading___Toc691_2114334055"/>Overview<text:bookmark-end text:name="__RefHeading___Toc691_2114334055"/></text:h>
      <text:h text:style-name="P67" text:outline-level="2"><text:bookmark-start text:name="__RefHeading___Toc693_2114334055"/>Limits<text:bookmark-end text:name="__RefHeading___Toc693_2114334055"/></text:h>
      <text:h text:style-name="P67" text:outline-level="2"><text:bookmark-start text:name="__RefHeading___Toc695_2114334055"/>Derivatives<text:bookmark-end text:name="__RefHeading___Toc695_2114334055"/></text:h>
      <text:h text:style-name="P67" text:outline-level="2"><text:bookmark-start text:name="__RefHeading___Toc697_2114334055"/><text:soft-page-break/>Integrals<text:bookmark-end text:name="__RefHeading___Toc697_2114334055"/></text:h>
      <text:h text:style-name="P91" text:outline-level="1"><text:bookmark-start text:name="__RefHeading___Toc1989_2114334055"/>Popular Math Topics<text:bookmark-end text:name="__RefHeading___Toc1989_2114334055"/></text:h>
      <text:h text:style-name="P67" text:outline-level="2"><text:bookmark-start text:name="__RefHeading___Toc1991_2114334055"/>Probability theory<text:bookmark-end text:name="__RefHeading___Toc1991_2114334055"/></text:h>
      <text:h text:style-name="P67" text:outline-level="2"><text:bookmark-start text:name="__RefHeading___Toc1993_2114334055"/>Number Theory<text:bookmark-end text:name="__RefHeading___Toc1993_2114334055"/></text:h>
      <text:h text:style-name="Heading_20_2" text:outline-level="2"><text:bookmark-start text:name="__RefHeading___Toc6305_2114334055"/>Graph Theory<text:bookmark-end text:name="__RefHeading___Toc6305_2114334055"/></text:h>
      <text:h text:style-name="P80" text:outline-level="2"><text:bookmark-start text:name="__RefHeading___Toc6307_2114334055"/>Combinatorics<text:bookmark-end text:name="__RefHeading___Toc6307_2114334055"/></text:h>
      <text:h text:style-name="P81" text:outline-level="2"><text:bookmark-start text:name="__RefHeading___Toc13523_2114334055"/><office:annotation office:name="__Annotation__7093_2114334055"><dc:creator>Alex Georgiev</dc:creator><dc:date>2019-01-25T10:47:01.636632844</dc:date><loext:sender-initials>AG</loext:sender-initials><text:p text:style-name="P94"><text:span text:style-name="T64">Rephrase</text:span></text:p></office:annotation>Constants and Algorithms<office:annotation-end office:name="__Annotation__7093_2114334055"/><text:bookmark-end text:name="__RefHeading___Toc13523_2114334055"/></text:h>
      <text:h text:style-name="P86" text:outline-level="3">Pi</text:h>
      <text:h text:style-name="P86" text:outline-level="3">Fibonacci Chain</text:h>
      <text:h text:style-name="P86" text:outline-level="3">Golden Ratio</text:h>
      <text:h text:style-name="P92" text:outline-level="1"><text:bookmark-start text:name="__RefHeading___Toc13525_2114334055"/><text:span text:style-name="T5">Useful</text:span> <text:span text:style-name="T5">Everyday </text:span>Math<text:bookmark-end text:name="__RefHeading___Toc13525_2114334055"/></text:h>
      <text:p text:style-name="P9">In everyday life people often <text:span text:style-name="T16">say</text:span> “math” when <text:span text:style-name="T15">they really </text:span>mean “arithmetics”. <text:s/><text:span text:style-name="T17">We can make us of much more than arithmetics to reveal answers to important questions and make decisions.</text:span></text:p>
      <text:h text:style-name="P81" text:outline-level="2"><text:bookmark-start text:name="__RefHeading___Toc13527_2114334055"/><text:soft-page-break/>Loans and Investments<text:bookmark-end text:name="__RefHeading___Toc13527_2114334055"/></text:h>
      <text:h text:style-name="P81" text:outline-level="2"><text:bookmark-start text:name="__RefHeading___Toc13529_2114334055"/>Car Fuel Efficiency<text:bookmark-end text:name="__RefHeading___Toc13529_2114334055"/></text:h>
      <text:h text:style-name="P81" text:outline-level="2"><text:bookmark-start text:name="__RefHeading___Toc13531_2114334055"/>Triangulation<text:bookmark-end text:name="__RefHeading___Toc13531_2114334055"/></text:h>
      <text:h text:style-name="P82" text:outline-level="2"><text:bookmark-start text:name="__RefHeading___Toc896_3723523419"/><office:annotation office:name="__Annotation__7804_2114334055"><dc:creator>Alex Georgiev</dc:creator><dc:date>2019-01-25T10:52:34.250254499</dc:date><loext:sender-initials>AG</loext:sender-initials><text:p text:style-name="P94"><text:span text:style-name="T64">How is this useful ? What’s the application ?</text:span></text:p></office:annotation>Linear Predictions<office:annotation-end office:name="__Annotation__7804_2114334055"/><text:bookmark-end text:name="__RefHeading___Toc896_3723523419"/></text:h>
      <text:h text:style-name="P83" text:outline-level="2"><text:bookmark-start text:name="__RefHeading___Toc898_3723523419"/><office:annotation office:name="__Annotation__6459_1445080462"><dc:creator>Alex Georgiev</dc:creator><dc:date>2019-01-31T21:47:01.519929003</dc:date><loext:sender-initials>AG</loext:sender-initials><text:p text:style-name="P94"><text:span text:style-name="T64">1) perceptron 2) ANN</text:span></text:p></office:annotation>Artificial Intelligence<office:annotation-end office:name="__Annotation__6459_1445080462"/><text:bookmark-end text:name="__RefHeading___Toc898_3723523419"/></text:h>
      <text:h text:style-name="P84" text:outline-level="2">Poker, Dice and Gambling</text:h>
      <text:h text:style-name="P92" text:outline-level="1"><text:bookmark-start text:name="__RefHeading___Toc13535_2114334055"/><text:span text:style-name="T3">P</text:span>roblems<text:bookmark-end text:name="__RefHeading___Toc13535_2114334055"/></text:h>
      <text:h text:style-name="P92" text:outline-level="1"><text:bookmark-start text:name="__RefHeading___Toc1995_2114334055"/>Appendixes<text:bookmark-end text:name="__RefHeading___Toc1995_2114334055"/></text:h>
      <text:h text:style-name="P81" text:outline-level="2"><text:bookmark-start text:name="__RefHeading___Toc6309_2114334055"/>Math Notation<text:bookmark-end text:name="__RefHeading___Toc6309_2114334055"/></text:h>
      <text:h text:style-name="P81" text:outline-level="2"><text:bookmark-start text:name="__RefHeading___Toc6311_2114334055"/>Set Notation<text:bookmark-end text:name="__RefHeading___Toc6311_2114334055"/></text:h>
      <text:h text:style-name="P81" text:outline-level="2"><text:bookmark-start text:name="__RefHeading___Toc6313_2114334055"/>Vector and Matrix Notation<text:bookmark-end text:name="__RefHeading___Toc6313_2114334055"/></text:h>
      <text:h text:style-name="P81" text:outline-level="2"><text:bookmark-start text:name="__RefHeading___Toc6315_2114334055"/>Complex Numbers Notation<text:bookmark-end text:name="__RefHeading___Toc6315_2114334055"/></text:h>
      <text:h text:style-name="P81" text:outline-level="2"><text:bookmark-start text:name="__RefHeading___Toc6317_2114334055"/>Calculus Notation<text:bookmark-end text:name="__RefHeading___Toc6317_2114334055"/></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heads_20_2" draw:display-name="Arrowheads 2" svg:viewBox="0 0 3000 3000" svg:d="M1500 0l1500 2789v211h-114l-1286-2392v2392h-200v-2392l-1286 2392h-114v-211z"/>
    <draw:marker draw:name="Arrowheads_20_3" draw:display-name="Arrowheads 3" svg:viewBox="0 0 836 110" svg:d="M0 0h278 278 280v36 36 38h-278-278-280v-36-3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8155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Ubuntu" fo:font-family="Ubuntu" style:font-pitch="variable" officeooo:rsid="005822b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size="9pt" officeooo:rsid="00fb606b" officeooo:paragraph-rsid="00fb606b" style:font-size-asian="9pt" style:font-size-complex="9pt"/>
    </style:style>
    <style:style style:name="MP2" style:family="paragraph" style:parent-style-name="Text_20_body">
      <style:text-properties officeooo:rsid="00fb606b" officeooo:paragraph-rsid="00fb606b"/>
    </style:style>
    <style:style style:name="MP3" style:family="paragraph" style:parent-style-name="Footer">
      <style:paragraph-properties fo:text-align="end" style:justify-single-word="false"/>
      <style:text-properties fo:color="#000000"/>
    </style:style>
    <style:page-layout style:name="Mpm1">
      <style:page-layout-properties fo:page-width="6in" fo:page-height="9in" style:num-format="1" style:print-orientation="portrait" fo:margin-top="0.5in" fo:margin-bottom="0.5in" fo:margin-left="0.5in" fo:margin-right="0.5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fo:border-top="0.06pt solid #000000" fo:border-bottom="none" fo:border-left="none" fo:border-right="none" fo:padding="0.0201in" style:shadow="none"/>
      </style:footer-style>
    </style:page-layout>
  </office:automatic-styles>
  <office:master-styles>
    <style:master-page style:name="Standard" style:page-layout-name="Mpm1">
      <style:header>
        <text:p text:style-name="MP1">Language of the Universe</text:p>
      </style:header>
      <style:header-first>
        <text:p text:style-name="MP2"/>
      </style:header-first>
      <style:footer>
        <text:p text:style-name="MP3"><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7:57:52.077138598</meta:creation-date>
    <dc:date>2019-04-14T18:42:23.010448715</dc:date>
    <meta:editing-duration>P3DT2H55M26S</meta:editing-duration>
    <meta:editing-cycles>332</meta:editing-cycles>
    <meta:generator>LibreOffice/5.3.2.2$Linux_x86 LibreOffice_project/30m0$Build-2</meta:generator>
    <meta:keyword>math</meta:keyword>
    <dc:subject>math</dc:subject>
    <dc:title>Language of the Universe</dc:title>
    <dc:creator>Alex Georgiev</dc:creator>
    <meta:document-statistic meta:table-count="0" meta:image-count="0" meta:object-count="27" meta:page-count="20" meta:paragraph-count="225" meta:word-count="2180" meta:character-count="12610" meta:non-whitespace-character-count="10595"/>
  </office:meta>
</office:document-meta>
</file>

<file path=Object 1/content.xml><?xml version="1.0" encoding="utf-8"?>
<math xmlns="http://www.w3.org/1998/Math/MathML" display="block">
  <semantics>
    <mrow>
      <mrow>
        <mi>N</mi>
        <mo stretchy="false">=</mo>
        <mo stretchy="false">{</mo>
      </mrow>
      <mn>1,</mn>
      <mn>2,</mn>
      <mn>3,</mn>
      <mn>4,</mn>
      <mn>5,</mn>
      <mn>6,</mn>
      <mn>7,</mn>
      <mi>.</mi>
      <mi>.</mi>
      <mi>.</mi>
      <mo stretchy="false">}</mo>
    </mrow>
    <annotation encoding="StarMath 5.0">N = \{1, 2, 3, 4, 5, 6, 7, . . . \}</annotation>
  </semantics>
</math>
</file>

<file path=Object 10/content.xml><?xml version="1.0" encoding="utf-8"?>
<math xmlns="http://www.w3.org/1998/Math/MathML" display="block">
  <semantics>
    <mrow>
      <mi>f</mi>
      <mrow>
        <mrow>
          <mo fence="true" stretchy="false">(</mo>
          <mrow>
            <mi>x</mi>
          </mrow>
          <mo fence="true" stretchy="false">)</mo>
        </mrow>
        <mo stretchy="false">=</mo>
        <mn>2</mn>
      </mrow>
      <mi>x</mi>
    </mrow>
    <annotation encoding="StarMath 5.0">f ( x ) = 2x</annotation>
  </semantics>
</math>
</file>

<file path=Object 11/content.xml><?xml version="1.0" encoding="utf-8"?>
<math xmlns="http://www.w3.org/1998/Math/MathML" display="block">
  <semantics>
    <mrow>
      <mi>g</mi>
      <mrow>
        <mrow>
          <mo fence="true" stretchy="false">(</mo>
          <mrow>
            <mrow>
              <mi>x</mi>
              <mi>,</mi>
              <mi>y</mi>
            </mrow>
          </mrow>
          <mo fence="true" stretchy="false">)</mo>
        </mrow>
        <mo stretchy="false">=</mo>
        <mfrac>
          <mn>1</mn>
          <msup>
            <mi>x</mi>
            <mi>y</mi>
          </msup>
        </mfrac>
      </mrow>
    </mrow>
    <annotation encoding="StarMath 5.0">g ( x,y ) = { 1 } over { x^y }</annotation>
  </semantics>
</math>
</file>

<file path=Object 12/content.xml><?xml version="1.0" encoding="utf-8"?>
<math xmlns="http://www.w3.org/1998/Math/MathML" display="block">
  <semantics>
    <mrow>
      <mi>t</mi>
      <mrow>
        <mrow>
          <mo fence="true" stretchy="false">(</mo>
          <mrow>
            <mrow>
              <mi>x</mi>
              <mi>,</mi>
              <mi>y</mi>
              <mi>,</mi>
              <mi>z</mi>
            </mrow>
          </mrow>
          <mo fence="true" stretchy="false">)</mo>
        </mrow>
        <mo stretchy="false">=</mo>
        <mrow>
          <mi>x</mi>
          <mo stretchy="false">+</mo>
          <mi>y</mi>
          <mo stretchy="false">+</mo>
          <mi>z</mi>
        </mrow>
      </mrow>
    </mrow>
    <annotation encoding="StarMath 5.0">t ( x,y,z ) = x+y+z</annotation>
  </semantics>
</math>
</file>

<file path=Object 13/content.xml><?xml version="1.0" encoding="utf-8"?>
<math xmlns="http://www.w3.org/1998/Math/MathML" display="block">
  <semantics>
    <mrow>
      <mi>f</mi>
      <mrow>
        <mrow>
          <mo fence="true" stretchy="false">(</mo>
          <mrow>
            <mn>2</mn>
          </mrow>
          <mo fence="true" stretchy="false">)</mo>
        </mrow>
        <mo stretchy="false">=</mo>
        <mn>4</mn>
      </mrow>
    </mrow>
    <annotation encoding="StarMath 5.0">f ( 2 ) = 4</annotation>
  </semantics>
</math>
</file>

<file path=Object 14/content.xml><?xml version="1.0" encoding="utf-8"?>
<math xmlns="http://www.w3.org/1998/Math/MathML" display="block">
  <semantics>
    <mrow>
      <mi>f</mi>
      <mrow>
        <mrow>
          <mo fence="true" stretchy="false">(</mo>
          <mrow>
            <mn>21</mn>
          </mrow>
          <mo fence="true" stretchy="false">)</mo>
        </mrow>
        <mo stretchy="false">=</mo>
        <mn>42</mn>
      </mrow>
    </mrow>
    <annotation encoding="StarMath 5.0">f ( 21 ) = 42</annotation>
  </semantics>
</math>
</file>

<file path=Object 15/content.xml><?xml version="1.0" encoding="utf-8"?>
<math xmlns="http://www.w3.org/1998/Math/MathML" display="block">
  <semantics>
    <mrow>
      <mi>f</mi>
      <mrow>
        <mrow>
          <mo fence="true" stretchy="false">(</mo>
          <mrow>
            <mn>1</mn>
          </mrow>
          <mo fence="true" stretchy="false">)</mo>
        </mrow>
        <mo stretchy="false">=</mo>
        <mn>2</mn>
      </mrow>
    </mrow>
    <annotation encoding="StarMath 5.0">f ( 1 ) = 2</annotation>
  </semantics>
</math>
</file>

<file path=Object 16/content.xml><?xml version="1.0" encoding="utf-8"?>
<math xmlns="http://www.w3.org/1998/Math/MathML" display="block">
  <semantics>
    <mrow>
      <mi>f</mi>
      <mrow>
        <mrow>
          <mo fence="true" stretchy="false">(</mo>
          <mrow>
            <mrow>
              <mo stretchy="false">−</mo>
              <mn>3</mn>
            </mrow>
          </mrow>
          <mo fence="true" stretchy="false">)</mo>
        </mrow>
        <mo stretchy="false">=</mo>
        <mrow>
          <mo stretchy="false">−</mo>
          <mn>6</mn>
        </mrow>
      </mrow>
    </mrow>
    <annotation encoding="StarMath 5.0">f ( -3 ) = -6</annotation>
  </semantics>
</math>
</file>

<file path=Object 17/content.xml><?xml version="1.0" encoding="utf-8"?>
<math xmlns="http://www.w3.org/1998/Math/MathML" display="block">
  <semantics>
    <mrow>
      <msub>
        <mi>f</mi>
        <mtext>pass the exam</mtext>
      </msub>
      <mrow>
        <mo fence="true" stretchy="false">(</mo>
        <mrow>
          <mrow>
            <mi mathvariant="italic">studied</mi>
            <mi>,</mi>
            <mi mathvariant="italic">attention</mi>
            <mi mathvariant="italic">paid</mi>
            <mi>,</mi>
            <mi mathvariant="italic">luck</mi>
          </mrow>
        </mrow>
        <mo fence="true" stretchy="false">)</mo>
      </mrow>
    </mrow>
    <annotation encoding="StarMath 5.0">f_"pass the exam"( studied, attention paid, luck)</annotation>
  </semantics>
</math>
</file>

<file path=Object 18/content.xml><?xml version="1.0" encoding="utf-8"?>
<math xmlns="http://www.w3.org/1998/Math/MathML" display="block">
  <semantics>
    <mrow>
      <msub>
        <mi>f</mi>
        <mtext>win the lottery</mtext>
      </msub>
      <mrow>
        <mo fence="true" stretchy="false">(</mo>
        <mrow>
          <mrow>
            <mi mathvariant="italic">luck</mi>
            <mi>,</mi>
            <mi mathvariant="italic">corrupt</mi>
            <mi mathvariant="italic">factor</mi>
            <mi>,</mi>
            <mi mathvariant="italic">tickets</mi>
            <mi mathvariant="italic">bought</mi>
          </mrow>
        </mrow>
        <mo fence="true" stretchy="false">)</mo>
      </mrow>
    </mrow>
    <annotation encoding="StarMath 5.0">f_"win the lottery"( luck, corrupt factor, tickets bought)</annotation>
  </semantics>
</math>
</file>

<file path=Object 19/content.xml><?xml version="1.0" encoding="utf-8"?>
<math xmlns="http://www.w3.org/1998/Math/MathML" display="block">
  <semantics>
    <mrow>
      <msub>
        <mi>f</mi>
        <mtext>go to jail</mtext>
      </msub>
      <mrow>
        <mo fence="true" stretchy="false">(</mo>
        <mrow>
          <mrow>
            <mi mathvariant="italic">obey</mi>
            <mi mathvariant="italic">the</mi>
            <mi mathvariant="italic">law</mi>
            <mi>,</mi>
            <mi mathvariant="italic">luck</mi>
          </mrow>
        </mrow>
        <mo fence="true" stretchy="false">)</mo>
      </mrow>
    </mrow>
    <annotation encoding="StarMath 5.0">f_"go to jail"( obey the law, luck )</annotation>
  </semantics>
</math>
</file>

<file path=Object 2/content.xml><?xml version="1.0" encoding="utf-8"?>
<math xmlns="http://www.w3.org/1998/Math/MathML" display="block">
  <semantics>
    <mrow>
      <mrow>
        <mi>Z</mi>
        <mo stretchy="false">=</mo>
        <mo stretchy="false">{</mo>
      </mrow>
      <mi>…</mi>
      <mrow>
        <mi>,</mi>
        <mo stretchy="false">−</mo>
        <mn>3,</mn>
        <mo stretchy="false">−</mo>
        <mn>2,</mn>
        <mo stretchy="false">−</mo>
        <mn>1,</mn>
      </mrow>
      <mn>0,</mn>
      <mn>1,</mn>
      <mn>2,</mn>
      <mn>3,</mn>
      <mn>4,</mn>
      <mn>5,</mn>
      <mn>6,</mn>
      <mn>7,</mn>
      <mi>.</mi>
      <mi>.</mi>
      <mi>.</mi>
      <mo stretchy="false">}</mo>
    </mrow>
    <annotation encoding="StarMath 5.0">Z = \{…, -3, -2, -1, 0, 1, 2, 3, 4, 5, 6, 7, . . . \}</annotation>
  </semantics>
</math>
</file>

<file path=Object 20/content.xml><?xml version="1.0" encoding="utf-8"?>
<math xmlns="http://www.w3.org/1998/Math/MathML" display="block">
  <semantics>
    <mrow>
      <msub>
        <mi>f</mi>
        <mtext>pass the exam</mtext>
      </msub>
      <mrow>
        <mrow>
          <mo fence="true" stretchy="false">(</mo>
          <mrow>
            <mrow>
              <mi>s</mi>
              <mi>,</mi>
              <mi>a</mi>
              <mi>,</mi>
              <mi>l</mi>
            </mrow>
          </mrow>
          <mo fence="true" stretchy="false">)</mo>
        </mrow>
        <mo stretchy="false">=</mo>
        <mn>10</mn>
      </mrow>
      <mrow>
        <mi>s</mi>
        <mo stretchy="false">+</mo>
        <mn>20</mn>
      </mrow>
      <mrow>
        <mi>a</mi>
        <mo stretchy="false">+</mo>
        <mi>l</mi>
      </mrow>
    </mrow>
    <annotation encoding="StarMath 5.0">f_"pass the exam"( s, a, l) = 10s+20a+l</annotation>
  </semantics>
</math>
</file>

<file path=Object 21/content.xml><?xml version="1.0" encoding="utf-8"?>
<math xmlns="http://www.w3.org/1998/Math/MathML" display="block">
  <semantics>
    <mrow>
      <msub>
        <mi>f</mi>
        <mtext>pass the exam</mtext>
      </msub>
      <mrow>
        <mrow>
          <mo fence="true" stretchy="false">(</mo>
          <mrow>
            <mrow>
              <mrow>
                <mi mathvariant="italic">study</mi>
                <mo stretchy="false">=</mo>
                <mn>10,</mn>
              </mrow>
              <mrow>
                <mi mathvariant="italic">attention</mi>
                <mo stretchy="false">=</mo>
                <mn>0,</mn>
              </mrow>
              <mrow>
                <mi mathvariant="italic">luck</mi>
                <mo stretchy="false">=</mo>
                <mn>2</mn>
              </mrow>
            </mrow>
          </mrow>
          <mo fence="true" stretchy="false">)</mo>
        </mrow>
        <mo stretchy="false">=</mo>
        <mn>102</mn>
      </mrow>
    </mrow>
    <annotation encoding="StarMath 5.0">f_"pass the exam"( study=10, attention=0, luck=2) = 102</annotation>
  </semantics>
</math>
</file>

<file path=Object 22/content.xml><?xml version="1.0" encoding="utf-8"?>
<math xmlns="http://www.w3.org/1998/Math/MathML" display="block">
  <semantics>
    <mrow>
      <msub>
        <mi>f</mi>
        <mtext>pass the exam</mtext>
      </msub>
      <mrow>
        <mrow>
          <mo fence="true" stretchy="false">(</mo>
          <mrow>
            <mrow>
              <mrow>
                <mi mathvariant="italic">study</mi>
                <mo stretchy="false">=</mo>
                <mn>5,</mn>
              </mrow>
              <mrow>
                <mi mathvariant="italic">attention</mi>
                <mo stretchy="false">=</mo>
                <mn>5,</mn>
              </mrow>
              <mrow>
                <mi mathvariant="italic">luck</mi>
                <mo stretchy="false">=</mo>
                <mn>2</mn>
              </mrow>
            </mrow>
          </mrow>
          <mo fence="true" stretchy="false">)</mo>
        </mrow>
        <mo stretchy="false">=</mo>
        <mn>152</mn>
      </mrow>
    </mrow>
    <annotation encoding="StarMath 5.0">f_"pass the exam"( study=5, attention=5, luck=2) = 152</annotation>
  </semantics>
</math>
</file>

<file path=Object 23/content.xml><?xml version="1.0" encoding="utf-8"?>
<math xmlns="http://www.w3.org/1998/Math/MathML" display="block">
  <semantics>
    <mrow>
      <msub>
        <mi>f</mi>
        <mtext>pass the exam</mtext>
      </msub>
      <mrow>
        <mrow>
          <mo fence="true" stretchy="false">(</mo>
          <mrow>
            <mrow>
              <mrow>
                <mi mathvariant="italic">study</mi>
                <mo stretchy="false">=</mo>
                <mn>0,</mn>
              </mrow>
              <mrow>
                <mi mathvariant="italic">attention</mi>
                <mo stretchy="false">=</mo>
                <mn>0,</mn>
              </mrow>
              <mrow>
                <mi mathvariant="italic">luck</mi>
                <mo stretchy="false">=</mo>
                <mn>2</mn>
              </mrow>
            </mrow>
          </mrow>
          <mo fence="true" stretchy="false">)</mo>
        </mrow>
        <mo stretchy="false">=</mo>
        <mn>2</mn>
      </mrow>
    </mrow>
    <annotation encoding="StarMath 5.0">f_"pass the exam"( study=0, attention=0, luck=2) = 2</annotation>
  </semantics>
</math>
</file>

<file path=Object 24/content.xml><?xml version="1.0" encoding="utf-8"?>
<math xmlns="http://www.w3.org/1998/Math/MathML" display="block">
  <semantics>
    <mrow>
      <msub>
        <mi>f</mi>
        <mtext>pass the exam</mtext>
      </msub>
      <mrow>
        <mrow>
          <mo fence="true" stretchy="false">(</mo>
          <mrow>
            <mrow>
              <mrow>
                <mi mathvariant="italic">study</mi>
                <mo stretchy="false">=</mo>
                <mn>5,</mn>
              </mrow>
              <mrow>
                <mi mathvariant="italic">attention</mi>
                <mo stretchy="false">=</mo>
                <mn>0,</mn>
              </mrow>
              <mrow>
                <mi mathvariant="italic">luck</mi>
                <mo stretchy="false">=</mo>
                <mn>2</mn>
              </mrow>
            </mrow>
          </mrow>
          <mo fence="true" stretchy="false">)</mo>
        </mrow>
        <mo stretchy="false">=</mo>
        <mn>52</mn>
      </mrow>
    </mrow>
    <annotation encoding="StarMath 5.0">f_"pass the exam"( study=5, attention=0, luck=2) = 52</annotation>
  </semantics>
</math>
</file>

<file path=Object 25/content.xml><?xml version="1.0" encoding="utf-8"?>
<math xmlns="http://www.w3.org/1998/Math/MathML" display="block">
  <semantics>
    <mrow>
      <msub>
        <mi>f</mi>
        <mtext>pass the exam</mtext>
      </msub>
      <mrow>
        <mrow>
          <mo fence="true" stretchy="false">(</mo>
          <mrow>
            <mrow>
              <mrow>
                <mi mathvariant="italic">study</mi>
                <mo stretchy="false">=</mo>
                <mn>0,</mn>
              </mrow>
              <mrow>
                <mi mathvariant="italic">attention</mi>
                <mo stretchy="false">=</mo>
                <mn>5,</mn>
              </mrow>
              <mrow>
                <mi mathvariant="italic">luck</mi>
                <mo stretchy="false">=</mo>
                <mn>2</mn>
              </mrow>
            </mrow>
          </mrow>
          <mo fence="true" stretchy="false">)</mo>
        </mrow>
        <mo stretchy="false">=</mo>
        <mn>102</mn>
      </mrow>
    </mrow>
    <annotation encoding="StarMath 5.0">f_"pass the exam"( study=0, attention=5, luck=2) = 102</annotation>
  </semantics>
</math>
</file>

<file path=Object 26/content.xml><?xml version="1.0" encoding="utf-8"?>
<math xmlns="http://www.w3.org/1998/Math/MathML" display="block">
  <semantics>
    <mrow>
      <msub>
        <mi>f</mi>
        <mtext>pass the exam</mtext>
      </msub>
      <mrow>
        <mrow>
          <mo fence="true" stretchy="false">(</mo>
          <mrow>
            <mrow>
              <mrow>
                <mi mathvariant="italic">study</mi>
                <mo stretchy="false">=</mo>
                <mn>0,</mn>
              </mrow>
              <mrow>
                <mi mathvariant="italic">attention</mi>
                <mo stretchy="false">=</mo>
                <mn>10,</mn>
              </mrow>
              <mrow>
                <mi mathvariant="italic">luck</mi>
                <mo stretchy="false">=</mo>
                <mn>2</mn>
              </mrow>
            </mrow>
          </mrow>
          <mo fence="true" stretchy="false">)</mo>
        </mrow>
        <mo stretchy="false">=</mo>
        <mn>202</mn>
      </mrow>
    </mrow>
    <annotation encoding="StarMath 5.0">f_"pass the exam"( study=0, attention=10, luck=2) = 202</annotation>
  </semantics>
</math>
</file>

<file path=Object 27/content.xml><?xml version="1.0" encoding="utf-8"?>
<math xmlns="http://www.w3.org/1998/Math/MathML" display="block">
  <semantics>
    <mrow>
      <mi>f</mi>
      <mrow>
        <mrow>
          <mo fence="true" stretchy="false">(</mo>
          <mrow>
            <mn>2</mn>
          </mrow>
          <mo fence="true" stretchy="false">)</mo>
        </mrow>
        <mo stretchy="false">=</mo>
        <mn>4</mn>
      </mrow>
    </mrow>
    <annotation encoding="StarMath 5.0">f ( 2 ) = 4</annotation>
  </semantics>
</math>
</file>

<file path=Object 3/content.xml><?xml version="1.0" encoding="utf-8"?>
<math xmlns="http://www.w3.org/1998/Math/MathML" display="block">
  <semantics>
    <mrow>
      <mi>f</mi>
      <mrow>
        <mrow>
          <mo fence="true" stretchy="false">(</mo>
          <mrow>
            <mi>x</mi>
          </mrow>
          <mo fence="true" stretchy="false">)</mo>
        </mrow>
        <mo stretchy="false">=</mo>
        <mn>2</mn>
      </mrow>
      <mi>x</mi>
    </mrow>
    <annotation encoding="StarMath 5.0">f ( x ) = 2x</annotation>
  </semantics>
</math>
</file>

<file path=Object 4/content.xml><?xml version="1.0" encoding="utf-8"?>
<math xmlns="http://www.w3.org/1998/Math/MathML" display="block">
  <semantics>
    <mfrac>
      <mn>22</mn>
      <mn>7</mn>
    </mfrac>
    <annotation encoding="StarMath 5.0">{22} over {7}</annotation>
  </semantics>
</math>
</file>

<file path=Object 5/content.xml><?xml version="1.0" encoding="utf-8"?>
<math xmlns="http://www.w3.org/1998/Math/MathML" display="block">
  <semantics>
    <mrow>
      <mrow>
        <mi>R</mi>
        <mo stretchy="false">=</mo>
        <mo stretchy="false">{</mo>
      </mrow>
      <mn>...</mn>
      <mi>,</mi>
      <mi>−</mi>
      <mn>1,</mn>
      <mn>0,</mn>
      <mn>1,</mn>
      <msqrt>
        <mrow>
          <mo fence="true" stretchy="false">(</mo>
          <mrow>
            <mn>2</mn>
          </mrow>
          <mo fence="true" stretchy="false">)</mo>
        </mrow>
      </msqrt>
      <mi>,</mi>
      <mi>π</mi>
      <mi>,</mi>
      <mn>4,</mn>
      <mi>.</mi>
      <mi>.</mi>
      <mi>.</mi>
      <mo stretchy="false">}</mo>
    </mrow>
    <annotation encoding="StarMath 5.0">R = \{...,−1, 0, 1, sqrt(2), π, 4, . . .  \}</annotation>
  </semantics>
</math>
</file>

<file path=Object 6/content.xml><?xml version="1.0" encoding="utf-8"?>
<math xmlns="http://www.w3.org/1998/Math/MathML" display="block">
  <semantics>
    <mrow>
      <mrow>
        <mi>W</mi>
        <mo stretchy="false">=</mo>
        <mo stretchy="false">{</mo>
      </mrow>
      <mn>0,1,2,3,4,5,6,.</mn>
      <mn>..</mn>
      <mo stretchy="false">}</mo>
    </mrow>
    <annotation encoding="StarMath 5.0">W = \{0,1,2,3,4,5,6,...\}</annotation>
  </semantics>
</math>
</file>

<file path=Object 7/content.xml><?xml version="1.0" encoding="utf-8"?>
<math xmlns="http://www.w3.org/1998/Math/MathML" display="block">
  <semantics>
    <mrow>
      <mrow>
        <mi>Q</mi>
        <mo stretchy="false">=</mo>
        <mo stretchy="false">{</mo>
      </mrow>
      <mrow>
        <mn>...</mn>
        <mo stretchy="false">−</mo>
        <mn>2,</mn>
        <mo stretchy="false">−</mo>
        <mn>1,</mn>
        <mo stretchy="false">−</mo>
        <mfrac>
          <mn>1</mn>
          <mn>7</mn>
        </mfrac>
      </mrow>
      <mi>,</mi>
      <mn>0,</mn>
      <mn>1,</mn>
      <mn>1.75,</mn>
      <mn>2,</mn>
      <mfrac>
        <mn>22</mn>
        <mn>7</mn>
      </mfrac>
      <mn>...</mn>
      <mo stretchy="false">}</mo>
    </mrow>
    <annotation encoding="StarMath 5.0">Q = \{ ... -2, -1, -{1} over {7}, 0, 1, 1.75, 2, {22} over {7} ...\}</annotation>
  </semantics>
</math>
</file>

<file path=Object 8/content.xml><?xml version="1.0" encoding="utf-8"?>
<math xmlns="http://www.w3.org/1998/Math/MathML" display="block">
  <semantics>
    <mrow>
      <msub>
        <mi>f</mi>
        <mi mathvariant="italic">profit</mi>
      </msub>
      <mrow>
        <mrow>
          <mo fence="true" stretchy="false">(</mo>
          <mrow>
            <mrow>
              <mi mathvariant="italic">sales</mi>
              <mi>,</mi>
              <mi mathvariant="italic">expenses</mi>
            </mrow>
          </mrow>
          <mo fence="true" stretchy="false">)</mo>
        </mrow>
        <mo stretchy="false">=</mo>
        <mrow>
          <mi mathvariant="italic">expenses</mi>
          <mo stretchy="false">−</mo>
          <mi mathvariant="italic">sales</mi>
        </mrow>
      </mrow>
    </mrow>
    <annotation encoding="StarMath 5.0">f_profit (sales, expenses ) = expenses - sales</annotation>
  </semantics>
</math>
</file>

<file path=Object 9/content.xml><?xml version="1.0" encoding="utf-8"?>
<math xmlns="http://www.w3.org/1998/Math/MathML" display="block">
  <semantics>
    <mrow>
      <msub>
        <mi>f</mi>
        <mi mathvariant="italic">profit</mi>
      </msub>
      <mrow>
        <mrow>
          <mo fence="true" stretchy="false">(</mo>
          <mrow>
            <mrow>
              <mn>700,</mn>
              <mn>500</mn>
            </mrow>
          </mrow>
          <mo fence="true" stretchy="false">)</mo>
        </mrow>
        <mo stretchy="false">=</mo>
        <mrow>
          <mn>700</mn>
          <mo stretchy="false">−</mo>
          <mn>500</mn>
        </mrow>
        <mo stretchy="false">=</mo>
        <mn>200</mn>
      </mrow>
    </mrow>
    <annotation encoding="StarMath 5.0">f_profit (700, 500 ) = 700-500 = 200</annotation>
  </semantics>
</math>
</file>

<file path=VersionList.xml><?xml version="1.0" encoding="utf-8"?>
<VL:version-list xmlns:dc="http://purl.org/dc/elements/1.1/" xmlns:VL="http://openoffice.org/2001/versions-list">
  <VL:version-entry VL:title="Version1" VL:comment="init" VL:creator="" dc:date-time="2019-01-25T10:44:51"/>
</VL:version-list>
</file>